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1000002B4900000A518DD4C924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ro11" style:family="table-row">
      <style:table-row-properties style:row-height="0.524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JAN-201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JAN-2015'.A5" table:end-x="1.936cm" table:end-y="0.237cm" draw:z-index="0" draw:name="AutoShape 1" draw:style-name="gr1" draw:text-style-name="P1" svg:width="1.768cm" svg:height="1.911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JAN-2015'.A4" table:end-x="7.799cm" table:end-y="0.37cm" draw:z-index="1" draw:name="Picture 2" draw:style-name="gr2" draw:text-style-name="P2" svg:width="7.72cm" svg:height="1.754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1">
          <table:table-cell table:style-name="ce1"/>
          <table:table-cell table:style-name="ce13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2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2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4">
          <table:table-cell table:style-name="ce2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5">
          <table:table-cell table:style-name="ce3" office:value-type="string" calcext:value-type="string" table:number-columns-spanned="29" table:number-rows-spanned="1">
            <text:p>Período: Janeiro-2015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>
          <table:table-cell table:style-name="ce5" office:value-type="string" calcext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6">
          <table:table-cell table:style-name="ce6" office:value-type="string" calcext:value-type="string">
            <text:p>RECEITAS </text:p>
          </table:table-cell>
          <table:table-cell table:style-name="ce14" office:value-type="string" calcext:value-type="string">
            <text:p>AC</text:p>
          </table:table-cell>
          <table:table-cell table:style-name="ce14" office:value-type="string" calcext:value-type="string">
            <text:p>AL</text:p>
          </table:table-cell>
          <table:table-cell table:style-name="ce14" office:value-type="string" calcext:value-type="string">
            <text:p>AM</text:p>
          </table:table-cell>
          <table:table-cell table:style-name="ce14" office:value-type="string" calcext:value-type="string">
            <text:p>AP</text:p>
          </table:table-cell>
          <table:table-cell table:style-name="ce14" office:value-type="string" calcext:value-type="string">
            <text:p>BA</text:p>
          </table:table-cell>
          <table:table-cell table:style-name="ce14" office:value-type="string" calcext:value-type="string">
            <text:p>CE</text:p>
          </table:table-cell>
          <table:table-cell table:style-name="ce14" office:value-type="string" calcext:value-type="string">
            <text:p>DF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MA</text:p>
          </table:table-cell>
          <table:table-cell table:style-name="ce14" office:value-type="string" calcext:value-type="string">
            <text:p>MG</text:p>
          </table:table-cell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MT</text:p>
          </table:table-cell>
          <table:table-cell table:style-name="ce14" office:value-type="string" calcext:value-type="string">
            <text:p>PA</text:p>
          </table:table-cell>
          <table:table-cell table:style-name="ce14" office:value-type="string" calcext:value-type="string">
            <text:p>PB</text:p>
          </table:table-cell>
          <table:table-cell table:style-name="ce14" office:value-type="string" calcext:value-type="string">
            <text:p>PE</text:p>
          </table:table-cell>
          <table:table-cell table:style-name="ce14" office:value-type="string" calcext:value-type="string">
            <text:p>PI</text:p>
          </table:table-cell>
          <table:table-cell table:style-name="ce14" office:value-type="string" calcext:value-type="string">
            <text:p>PR</text:p>
          </table:table-cell>
          <table:table-cell table:style-name="ce14" office:value-type="string" calcext:value-type="string">
            <text:p>RJ</text:p>
          </table:table-cell>
          <table:table-cell table:style-name="ce14" office:value-type="string" calcext:value-type="string">
            <text:p>RN</text:p>
          </table:table-cell>
          <table:table-cell table:style-name="ce14" office:value-type="string" calcext:value-type="string">
            <text:p>RO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RS</text:p>
          </table:table-cell>
          <table:table-cell table:style-name="ce14" office:value-type="string" calcext:value-type="string">
            <text:p>SC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TO</text:p>
          </table:table-cell>
          <table:table-cell table:style-name="ce24" office:value-type="string" calcext:value-type="string">
            <text:p>TOTAL</text:p>
          </table:table-cell>
          <table:table-cell table:style-name="ce29" table:number-columns-repeated="995"/>
        </table:table-row>
        <table:table-row table:style-name="ro7">
          <table:table-cell table:style-name="ce7" office:value-type="string" calcext:value-type="string">
            <text:p>IMPOSTO SOBRE IMPORTAÇÃO</text:p>
          </table:table-cell>
          <table:table-cell table:style-name="ce15" office:value-type="float" office:value="7019" calcext:value-type="float">
            <text:p>7.019 </text:p>
          </table:table-cell>
          <table:table-cell table:style-name="ce15" office:value-type="float" office:value="225594" calcext:value-type="float">
            <text:p>225.594 </text:p>
          </table:table-cell>
          <table:table-cell table:style-name="ce15" office:value-type="float" office:value="43219961" calcext:value-type="float">
            <text:p>43.219.961 </text:p>
          </table:table-cell>
          <table:table-cell table:style-name="ce15" office:value-type="float" office:value="39747" calcext:value-type="float">
            <text:p>39.747 </text:p>
          </table:table-cell>
          <table:table-cell table:style-name="ce15" office:value-type="float" office:value="69816435" calcext:value-type="float">
            <text:p>69.816.435 </text:p>
          </table:table-cell>
          <table:table-cell table:style-name="ce15" office:value-type="float" office:value="49520515" calcext:value-type="float">
            <text:p>49.520.515 </text:p>
          </table:table-cell>
          <table:table-cell table:style-name="ce15" office:value-type="float" office:value="2846049" calcext:value-type="float">
            <text:p>2.846.049 </text:p>
          </table:table-cell>
          <table:table-cell table:style-name="ce15" office:value-type="float" office:value="204208946" calcext:value-type="float">
            <text:p>204.208.946 </text:p>
          </table:table-cell>
          <table:table-cell table:style-name="ce15" office:value-type="float" office:value="24708692" calcext:value-type="float">
            <text:p>24.708.692 </text:p>
          </table:table-cell>
          <table:table-cell table:style-name="ce15" office:value-type="float" office:value="5090584" calcext:value-type="float">
            <text:p>5.090.584 </text:p>
          </table:table-cell>
          <table:table-cell table:style-name="ce15" office:value-type="float" office:value="83056550" calcext:value-type="float">
            <text:p>83.056.550 </text:p>
          </table:table-cell>
          <table:table-cell table:style-name="ce15" office:value-type="float" office:value="330010" calcext:value-type="float">
            <text:p>330.010 </text:p>
          </table:table-cell>
          <table:table-cell table:style-name="ce15" office:value-type="float" office:value="1931339" calcext:value-type="float">
            <text:p>1.931.339 </text:p>
          </table:table-cell>
          <table:table-cell table:style-name="ce15" office:value-type="float" office:value="3640327" calcext:value-type="float">
            <text:p>3.640.327 </text:p>
          </table:table-cell>
          <table:table-cell table:style-name="ce15" office:value-type="float" office:value="14046775" calcext:value-type="float">
            <text:p>14.046.775 </text:p>
          </table:table-cell>
          <table:table-cell table:style-name="ce15" office:value-type="float" office:value="88106093" calcext:value-type="float">
            <text:p>88.106.093 </text:p>
          </table:table-cell>
          <table:table-cell table:style-name="ce15" office:value-type="float" office:value="39934" calcext:value-type="float">
            <text:p>39.934 </text:p>
          </table:table-cell>
          <table:table-cell table:style-name="ce15" office:value-type="float" office:value="271163400" calcext:value-type="float">
            <text:p>271.163.400 </text:p>
          </table:table-cell>
          <table:table-cell table:style-name="ce15" office:value-type="float" office:value="266443762" calcext:value-type="float">
            <text:p>266.443.762 </text:p>
          </table:table-cell>
          <table:table-cell table:style-name="ce15" office:value-type="float" office:value="870629" calcext:value-type="float">
            <text:p>870.629 </text:p>
          </table:table-cell>
          <table:table-cell table:style-name="ce15" office:value-type="float" office:value="9412" calcext:value-type="float">
            <text:p>9.412 </text:p>
          </table:table-cell>
          <table:table-cell table:style-name="ce15" office:value-type="float" office:value="32831" calcext:value-type="float">
            <text:p>32.831 </text:p>
          </table:table-cell>
          <table:table-cell table:style-name="ce15" office:value-type="float" office:value="133771280" calcext:value-type="float">
            <text:p>133.771.280 </text:p>
          </table:table-cell>
          <table:table-cell table:style-name="ce15" office:value-type="float" office:value="522303211" calcext:value-type="float">
            <text:p>522.303.211 </text:p>
          </table:table-cell>
          <table:table-cell table:style-name="ce15" office:value-type="float" office:value="231797" calcext:value-type="float">
            <text:p>231.797 </text:p>
          </table:table-cell>
          <table:table-cell table:style-name="ce15" office:value-type="float" office:value="1546674375" calcext:value-type="float">
            <text:p>1.546.674.375 </text:p>
          </table:table-cell>
          <table:table-cell table:style-name="ce15" office:value-type="float" office:value="1984" calcext:value-type="float">
            <text:p>1.984 </text:p>
          </table:table-cell>
          <table:table-cell table:style-name="ce25" office:value-type="float" office:value="3332337252" calcext:value-type="float">
            <text:p>3.332.337.25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IMPOSTO SOBRE EXPORTAÇÃO</text:p>
          </table:table-cell>
          <table:table-cell table:style-name="ce15" office:value-type="float" office:value="-0" calcext:value-type="float">
            <text:p>- </text:p>
          </table:table-cell>
          <table:table-cell table:style-name="ce15" office:value-type="float" office:value="1197" calcext:value-type="float">
            <text:p>1.197 </text:p>
          </table:table-cell>
          <table:table-cell table:style-name="ce15" office:value-type="float" office:value="-21" calcext:value-type="float">
            <text:p>(21)</text:p>
          </table:table-cell>
          <table:table-cell table:style-name="ce15" office:value-type="float" office:value="201" calcext:value-type="float">
            <text:p>201 </text:p>
          </table:table-cell>
          <table:table-cell table:style-name="ce15" office:value-type="float" office:value="75" calcext:value-type="float">
            <text:p>75 </text:p>
          </table:table-cell>
          <table:table-cell table:style-name="ce15" office:value-type="float" office:value="15097" calcext:value-type="float">
            <text:p>15.097 </text:p>
          </table:table-cell>
          <table:table-cell table:style-name="ce15" office:value-type="float" office:value="-49" calcext:value-type="float">
            <text:p>(49)</text:p>
          </table:table-cell>
          <table:table-cell table:style-name="ce15" office:value-type="float" office:value="-224" calcext:value-type="float">
            <text:p>(224)</text:p>
          </table:table-cell>
          <table:table-cell table:style-name="ce15" office:value-type="float" office:value="19725" calcext:value-type="float">
            <text:p>19.725 </text:p>
          </table:table-cell>
          <table:table-cell table:style-name="ce15" office:value-type="float" office:value="-7" calcext:value-type="float">
            <text:p>(7)</text:p>
          </table:table-cell>
          <table:table-cell table:style-name="ce15" office:value-type="float" office:value="-1029" calcext:value-type="float">
            <text:p>(1.029)</text:p>
          </table:table-cell>
          <table:table-cell table:style-name="ce15" office:value-type="float" office:value="151" calcext:value-type="float">
            <text:p>151 </text:p>
          </table:table-cell>
          <table:table-cell table:style-name="ce15" office:value-type="float" office:value="22" calcext:value-type="float">
            <text:p>22 </text:p>
          </table:table-cell>
          <table:table-cell table:style-name="ce15" office:value-type="float" office:value="954006" calcext:value-type="float">
            <text:p>954.006 </text:p>
          </table:table-cell>
          <table:table-cell table:style-name="ce15" office:value-type="float" office:value="-682" calcext:value-type="float">
            <text:p>(682)</text:p>
          </table:table-cell>
          <table:table-cell table:style-name="ce15" office:value-type="float" office:value="16226" calcext:value-type="float">
            <text:p>16.226 </text:p>
          </table:table-cell>
          <table:table-cell table:style-name="ce15" office:value-type="float" office:value="-84" calcext:value-type="float">
            <text:p>(84)</text:p>
          </table:table-cell>
          <table:table-cell table:style-name="ce15" office:value-type="float" office:value="1112032" calcext:value-type="float">
            <text:p>1.112.032 </text:p>
          </table:table-cell>
          <table:table-cell table:style-name="ce15" office:value-type="float" office:value="35961" calcext:value-type="float">
            <text:p>35.961 </text:p>
          </table:table-cell>
          <table:table-cell table:style-name="ce15" office:value-type="float" office:value="76" calcext:value-type="float">
            <text:p>76 </text:p>
          </table:table-cell>
          <table:table-cell table:style-name="ce15" office:value-type="float" office:value="-17" calcext:value-type="float">
            <text:p>(17)</text:p>
          </table:table-cell>
          <table:table-cell table:style-name="ce15" office:value-type="float" office:value="-2" calcext:value-type="float">
            <text:p>(2)</text:p>
          </table:table-cell>
          <table:table-cell table:style-name="ce15" office:value-type="float" office:value="111990" calcext:value-type="float">
            <text:p>111.990 </text:p>
          </table:table-cell>
          <table:table-cell table:style-name="ce15" office:value-type="float" office:value="980706" calcext:value-type="float">
            <text:p>980.706 </text:p>
          </table:table-cell>
          <table:table-cell table:style-name="ce15" office:value-type="float" office:value="-1" calcext:value-type="float">
            <text:p>(1)</text:p>
          </table:table-cell>
          <table:table-cell table:style-name="ce15" office:value-type="float" office:value="979128" calcext:value-type="float">
            <text:p>979.128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4224473" calcext:value-type="float">
            <text:p>4.224.47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IPI - TOTAL</text:p>
          </table:table-cell>
          <table:table-cell table:style-name="ce15" office:value-type="float" office:value="51789" calcext:value-type="float">
            <text:p>51.789 </text:p>
          </table:table-cell>
          <table:table-cell table:style-name="ce15" office:value-type="float" office:value="2126292" calcext:value-type="float">
            <text:p>2.126.292 </text:p>
          </table:table-cell>
          <table:table-cell table:style-name="ce15" office:value-type="float" office:value="24814591" calcext:value-type="float">
            <text:p>24.814.591 </text:p>
          </table:table-cell>
          <table:table-cell table:style-name="ce15" office:value-type="float" office:value="1163357" calcext:value-type="float">
            <text:p>1.163.357 </text:p>
          </table:table-cell>
          <table:table-cell table:style-name="ce15" office:value-type="float" office:value="118765106" calcext:value-type="float">
            <text:p>118.765.106 </text:p>
          </table:table-cell>
          <table:table-cell table:style-name="ce15" office:value-type="float" office:value="41893071" calcext:value-type="float">
            <text:p>41.893.071 </text:p>
          </table:table-cell>
          <table:table-cell table:style-name="ce15" office:value-type="float" office:value="7190247" calcext:value-type="float">
            <text:p>7.190.247 </text:p>
          </table:table-cell>
          <table:table-cell table:style-name="ce15" office:value-type="float" office:value="213193046" calcext:value-type="float">
            <text:p>213.193.046 </text:p>
          </table:table-cell>
          <table:table-cell table:style-name="ce15" office:value-type="float" office:value="30340283" calcext:value-type="float">
            <text:p>30.340.283 </text:p>
          </table:table-cell>
          <table:table-cell table:style-name="ce15" office:value-type="float" office:value="9623073" calcext:value-type="float">
            <text:p>9.623.073 </text:p>
          </table:table-cell>
          <table:table-cell table:style-name="ce15" office:value-type="float" office:value="1090171370" calcext:value-type="float">
            <text:p>1.090.171.370 </text:p>
          </table:table-cell>
          <table:table-cell table:style-name="ce15" office:value-type="float" office:value="8679294" calcext:value-type="float">
            <text:p>8.679.294 </text:p>
          </table:table-cell>
          <table:table-cell table:style-name="ce15" office:value-type="float" office:value="18179100" calcext:value-type="float">
            <text:p>18.179.100 </text:p>
          </table:table-cell>
          <table:table-cell table:style-name="ce15" office:value-type="float" office:value="7821601" calcext:value-type="float">
            <text:p>7.821.601 </text:p>
          </table:table-cell>
          <table:table-cell table:style-name="ce15" office:value-type="float" office:value="5773615" calcext:value-type="float">
            <text:p>5.773.615 </text:p>
          </table:table-cell>
          <table:table-cell table:style-name="ce15" office:value-type="float" office:value="125308342" calcext:value-type="float">
            <text:p>125.308.342 </text:p>
          </table:table-cell>
          <table:table-cell table:style-name="ce15" office:value-type="float" office:value="3939079" calcext:value-type="float">
            <text:p>3.939.079 </text:p>
          </table:table-cell>
          <table:table-cell table:style-name="ce15" office:value-type="float" office:value="320025125" calcext:value-type="float">
            <text:p>320.025.125 </text:p>
          </table:table-cell>
          <table:table-cell table:style-name="ce15" office:value-type="float" office:value="316996735" calcext:value-type="float">
            <text:p>316.996.735 </text:p>
          </table:table-cell>
          <table:table-cell table:style-name="ce15" office:value-type="float" office:value="3391574" calcext:value-type="float">
            <text:p>3.391.574 </text:p>
          </table:table-cell>
          <table:table-cell table:style-name="ce15" office:value-type="float" office:value="2204721" calcext:value-type="float">
            <text:p>2.204.721 </text:p>
          </table:table-cell>
          <table:table-cell table:style-name="ce15" office:value-type="float" office:value="26860" calcext:value-type="float">
            <text:p>26.860 </text:p>
          </table:table-cell>
          <table:table-cell table:style-name="ce15" office:value-type="float" office:value="893603584" calcext:value-type="float">
            <text:p>893.603.584 </text:p>
          </table:table-cell>
          <table:table-cell table:style-name="ce15" office:value-type="float" office:value="389919927" calcext:value-type="float">
            <text:p>389.919.927 </text:p>
          </table:table-cell>
          <table:table-cell table:style-name="ce15" office:value-type="float" office:value="9764152" calcext:value-type="float">
            <text:p>9.764.152 </text:p>
          </table:table-cell>
          <table:table-cell table:style-name="ce15" office:value-type="float" office:value="1774349033" calcext:value-type="float">
            <text:p>1.774.349.033 </text:p>
          </table:table-cell>
          <table:table-cell table:style-name="ce15" office:value-type="float" office:value="1612748" calcext:value-type="float">
            <text:p>1.612.748 </text:p>
          </table:table-cell>
          <table:table-cell table:style-name="ce25" office:value-type="float" office:value="5420927715" calcext:value-type="float">
            <text:p>5.420.927.71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2"/>IPI - FUMO</text:p>
          </table:table-cell>
          <table:table-cell table:number-columns-repeated="3" table:style-name="ce15" office:value-type="string" office:string-value=" -   " calcext:value-type="string">
            <text:p><text:s/>- <text:s text:c="3"/></text:p>
          </table:table-cell>
          <table:table-cell table:style-name="ce20" office:value-type="string" office:string-value=" -   " calcext:value-type="string">
            <text:p><text:s/>- <text:s text:c="3"/></text:p>
          </table:table-cell>
          <table:table-cell table:style-name="ce15" office:value-type="float" office:value="310730" calcext:value-type="float">
            <text:p>310.730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20" office:value-type="string" office:string-value=" -   " calcext:value-type="string">
            <text:p><text:s/>- <text:s text:c="3"/></text:p>
          </table:table-cell>
          <table:table-cell table:style-name="ce15" office:value-type="float" office:value="22161" calcext:value-type="float">
            <text:p>22.161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894477627" calcext:value-type="float">
            <text:p>894.477.627 </text:p>
          </table:table-cell>
          <table:table-cell table:style-name="ce15" office:value-type="float" office:value="1140" calcext:value-type="float">
            <text:p>1.140 </text:p>
          </table:table-cell>
          <table:table-cell table:number-columns-repeated="5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853" calcext:value-type="float">
            <text:p>853 </text:p>
          </table:table-cell>
          <table:table-cell table:style-name="ce15" office:value-type="float" office:value="9262" calcext:value-type="float">
            <text:p>9.262 </text:p>
          </table:table-cell>
          <table:table-cell table:style-name="ce15" office:value-type="float" office:value="164614" calcext:value-type="float">
            <text:p>164.614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653634002" calcext:value-type="float">
            <text:p>653.634.002 </text:p>
          </table:table-cell>
          <table:table-cell table:style-name="ce15" office:value-type="float" office:value="67134" calcext:value-type="float">
            <text:p>67.134 </text:p>
          </table:table-cell>
          <table:table-cell table:style-name="ce15" office:value-type="float" office:value="174541" calcext:value-type="float">
            <text:p>174.541 </text:p>
          </table:table-cell>
          <table:table-cell table:style-name="ce15" office:value-type="float" office:value="3116544" calcext:value-type="float">
            <text:p>3.116.544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1551978607" calcext:value-type="float">
            <text:p>1.551.978.60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2"/>IPI - BEBIDAS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97803" calcext:value-type="float">
            <text:p>197.803 </text:p>
          </table:table-cell>
          <table:table-cell table:style-name="ce15" office:value-type="float" office:value="4440540" calcext:value-type="float">
            <text:p>4.440.540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9570922" calcext:value-type="float">
            <text:p>19.570.922 </text:p>
          </table:table-cell>
          <table:table-cell table:style-name="ce15" office:value-type="float" office:value="12322575" calcext:value-type="float">
            <text:p>12.322.575 </text:p>
          </table:table-cell>
          <table:table-cell table:style-name="ce15" office:value-type="float" office:value="986185" calcext:value-type="float">
            <text:p>986.185 </text:p>
          </table:table-cell>
          <table:table-cell table:style-name="ce15" office:value-type="float" office:value="611298" calcext:value-type="float">
            <text:p>611.298 </text:p>
          </table:table-cell>
          <table:table-cell table:style-name="ce15" office:value-type="float" office:value="7316732" calcext:value-type="float">
            <text:p>7.316.732 </text:p>
          </table:table-cell>
          <table:table-cell table:style-name="ce15" office:value-type="float" office:value="6319757" calcext:value-type="float">
            <text:p>6.319.757 </text:p>
          </table:table-cell>
          <table:table-cell table:style-name="ce15" office:value-type="float" office:value="23785415" calcext:value-type="float">
            <text:p>23.785.415 </text:p>
          </table:table-cell>
          <table:table-cell table:style-name="ce15" office:value-type="float" office:value="121022" calcext:value-type="float">
            <text:p>121.022 </text:p>
          </table:table-cell>
          <table:table-cell table:style-name="ce15" office:value-type="float" office:value="2863198" calcext:value-type="float">
            <text:p>2.863.198 </text:p>
          </table:table-cell>
          <table:table-cell table:style-name="ce15" office:value-type="float" office:value="2996267" calcext:value-type="float">
            <text:p>2.996.267 </text:p>
          </table:table-cell>
          <table:table-cell table:style-name="ce15" office:value-type="float" office:value="2293970" calcext:value-type="float">
            <text:p>2.293.970 </text:p>
          </table:table-cell>
          <table:table-cell table:style-name="ce15" office:value-type="float" office:value="31529792" calcext:value-type="float">
            <text:p>31.529.792 </text:p>
          </table:table-cell>
          <table:table-cell table:style-name="ce15" office:value-type="float" office:value="752454" calcext:value-type="float">
            <text:p>752.454 </text:p>
          </table:table-cell>
          <table:table-cell table:style-name="ce15" office:value-type="float" office:value="7635756" calcext:value-type="float">
            <text:p>7.635.756 </text:p>
          </table:table-cell>
          <table:table-cell table:style-name="ce15" office:value-type="float" office:value="35370814" calcext:value-type="float">
            <text:p>35.370.814 </text:p>
          </table:table-cell>
          <table:table-cell table:style-name="ce15" office:value-type="float" office:value="398145" calcext:value-type="float">
            <text:p>398.145 </text:p>
          </table:table-cell>
          <table:table-cell table:style-name="ce15" office:value-type="float" office:value="6789" calcext:value-type="float">
            <text:p>6.789 </text:p>
          </table:table-cell>
          <table:table-cell table:style-name="ce15" office:value-type="float" office:value="4121" calcext:value-type="float">
            <text:p>4.121 </text:p>
          </table:table-cell>
          <table:table-cell table:style-name="ce15" office:value-type="float" office:value="19041031" calcext:value-type="float">
            <text:p>19.041.031 </text:p>
          </table:table-cell>
          <table:table-cell table:style-name="ce15" office:value-type="float" office:value="8877066" calcext:value-type="float">
            <text:p>8.877.066 </text:p>
          </table:table-cell>
          <table:table-cell table:style-name="ce15" office:value-type="float" office:value="3917499" calcext:value-type="float">
            <text:p>3.917.499 </text:p>
          </table:table-cell>
          <table:table-cell table:style-name="ce15" office:value-type="float" office:value="97875402" calcext:value-type="float">
            <text:p>97.875.402 </text:p>
          </table:table-cell>
          <table:table-cell table:style-name="ce15" office:value-type="float" office:value="2022" calcext:value-type="float">
            <text:p>2.022 </text:p>
          </table:table-cell>
          <table:table-cell table:style-name="ce25" office:value-type="float" office:value="289236574" calcext:value-type="float">
            <text:p>289.236.57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2"/>IPI - AUTOMÓVEIS</text:p>
          </table:table-cell>
          <table:table-cell table:style-name="ce15" office:value-type="float" office:value="3539" calcext:value-type="float">
            <text:p>3.539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3643" calcext:value-type="float">
            <text:p>13.643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8427" calcext:value-type="float">
            <text:p>28.427 </text:p>
          </table:table-cell>
          <table:table-cell table:style-name="ce15" office:value-type="float" office:value="2168" calcext:value-type="float">
            <text:p>2.168 </text:p>
          </table:table-cell>
          <table:table-cell table:style-name="ce15" office:value-type="float" office:value="9950" calcext:value-type="float">
            <text:p>9.950 </text:p>
          </table:table-cell>
          <table:table-cell table:style-name="ce15" office:value-type="float" office:value="26546566" calcext:value-type="float">
            <text:p>26.546.566 </text:p>
          </table:table-cell>
          <table:table-cell table:style-name="ce15" office:value-type="float" office:value="6809439" calcext:value-type="float">
            <text:p>6.809.439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8278858" calcext:value-type="float">
            <text:p>8.278.858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873" calcext:value-type="float">
            <text:p>2.873 </text:p>
          </table:table-cell>
          <table:table-cell table:style-name="ce15" office:value-type="float" office:value="3509" calcext:value-type="float">
            <text:p>3.509 </text:p>
          </table:table-cell>
          <table:table-cell table:style-name="ce15" office:value-type="float" office:value="1365484" calcext:value-type="float">
            <text:p>1.365.484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74488717" calcext:value-type="float">
            <text:p>74.488.717 </text:p>
          </table:table-cell>
          <table:table-cell table:style-name="ce15" office:value-type="float" office:value="34997186" calcext:value-type="float">
            <text:p>34.997.186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330" calcext:value-type="float">
            <text:p>330 </text:p>
          </table:table-cell>
          <table:table-cell table:style-name="ce15" office:value-type="float" office:value="9914" calcext:value-type="float">
            <text:p>9.914 </text:p>
          </table:table-cell>
          <table:table-cell table:style-name="ce15" office:value-type="float" office:value="23312676" calcext:value-type="float">
            <text:p>23.312.676 </text:p>
          </table:table-cell>
          <table:table-cell table:style-name="ce15" office:value-type="float" office:value="25828333" calcext:value-type="float">
            <text:p>25.828.333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47390833" calcext:value-type="float">
            <text:p>147.390.833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349092444" calcext:value-type="float">
            <text:p>349.092.44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2"/>IPI - VINCULADO À IMPORTACAO</text:p>
          </table:table-cell>
          <table:table-cell table:style-name="ce15" office:value-type="float" office:value="6854" calcext:value-type="float">
            <text:p>6.854 </text:p>
          </table:table-cell>
          <table:table-cell table:style-name="ce15" office:value-type="float" office:value="194043" calcext:value-type="float">
            <text:p>194.043 </text:p>
          </table:table-cell>
          <table:table-cell table:style-name="ce15" office:value-type="float" office:value="11786148" calcext:value-type="float">
            <text:p>11.786.148 </text:p>
          </table:table-cell>
          <table:table-cell table:style-name="ce15" office:value-type="float" office:value="360521" calcext:value-type="float">
            <text:p>360.521 </text:p>
          </table:table-cell>
          <table:table-cell table:style-name="ce15" office:value-type="float" office:value="41190993" calcext:value-type="float">
            <text:p>41.190.993 </text:p>
          </table:table-cell>
          <table:table-cell table:style-name="ce15" office:value-type="float" office:value="17715303" calcext:value-type="float">
            <text:p>17.715.303 </text:p>
          </table:table-cell>
          <table:table-cell table:style-name="ce15" office:value-type="float" office:value="1507270" calcext:value-type="float">
            <text:p>1.507.270 </text:p>
          </table:table-cell>
          <table:table-cell table:style-name="ce15" office:value-type="float" office:value="154670932" calcext:value-type="float">
            <text:p>154.670.932 </text:p>
          </table:table-cell>
          <table:table-cell table:style-name="ce15" office:value-type="float" office:value="4140761" calcext:value-type="float">
            <text:p>4.140.761 </text:p>
          </table:table-cell>
          <table:table-cell table:style-name="ce15" office:value-type="float" office:value="1785846" calcext:value-type="float">
            <text:p>1.785.846 </text:p>
          </table:table-cell>
          <table:table-cell table:style-name="ce15" office:value-type="float" office:value="39843104" calcext:value-type="float">
            <text:p>39.843.104 </text:p>
          </table:table-cell>
          <table:table-cell table:style-name="ce15" office:value-type="float" office:value="385591" calcext:value-type="float">
            <text:p>385.591 </text:p>
          </table:table-cell>
          <table:table-cell table:style-name="ce15" office:value-type="float" office:value="12499514" calcext:value-type="float">
            <text:p>12.499.514 </text:p>
          </table:table-cell>
          <table:table-cell table:style-name="ce15" office:value-type="float" office:value="1536678" calcext:value-type="float">
            <text:p>1.536.678 </text:p>
          </table:table-cell>
          <table:table-cell table:style-name="ce15" office:value-type="float" office:value="1046663" calcext:value-type="float">
            <text:p>1.046.663 </text:p>
          </table:table-cell>
          <table:table-cell table:style-name="ce15" office:value-type="float" office:value="50192037" calcext:value-type="float">
            <text:p>50.192.037 </text:p>
          </table:table-cell>
          <table:table-cell table:style-name="ce15" office:value-type="float" office:value="128" calcext:value-type="float">
            <text:p>128 </text:p>
          </table:table-cell>
          <table:table-cell table:style-name="ce15" office:value-type="float" office:value="117694238" calcext:value-type="float">
            <text:p>117.694.238 </text:p>
          </table:table-cell>
          <table:table-cell table:style-name="ce15" office:value-type="float" office:value="116500815" calcext:value-type="float">
            <text:p>116.500.815 </text:p>
          </table:table-cell>
          <table:table-cell table:style-name="ce15" office:value-type="float" office:value="298278" calcext:value-type="float">
            <text:p>298.278 </text:p>
          </table:table-cell>
          <table:table-cell table:style-name="ce15" office:value-type="float" office:value="544" calcext:value-type="float">
            <text:p>544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75494888" calcext:value-type="float">
            <text:p>75.494.888 </text:p>
          </table:table-cell>
          <table:table-cell table:style-name="ce15" office:value-type="float" office:value="208852523" calcext:value-type="float">
            <text:p>208.852.523 </text:p>
          </table:table-cell>
          <table:table-cell table:style-name="ce15" office:value-type="float" office:value="15376" calcext:value-type="float">
            <text:p>15.376 </text:p>
          </table:table-cell>
          <table:table-cell table:style-name="ce15" office:value-type="float" office:value="534414253" calcext:value-type="float">
            <text:p>534.414.253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1392133303" calcext:value-type="float">
            <text:p>1.392.133.30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8" office:value-type="string" calcext:value-type="string">
            <text:p><text:s text:c="2"/>IPI - OUTROS</text:p>
          </table:table-cell>
          <table:table-cell table:style-name="ce15" office:value-type="float" office:value="41396" calcext:value-type="float">
            <text:p>41.396 </text:p>
          </table:table-cell>
          <table:table-cell table:style-name="ce15" office:value-type="float" office:value="1734446" calcext:value-type="float">
            <text:p>1.734.446 </text:p>
          </table:table-cell>
          <table:table-cell table:style-name="ce15" office:value-type="float" office:value="8574260" calcext:value-type="float">
            <text:p>8.574.260 </text:p>
          </table:table-cell>
          <table:table-cell table:style-name="ce15" office:value-type="float" office:value="802835" calcext:value-type="float">
            <text:p>802.835 </text:p>
          </table:table-cell>
          <table:table-cell table:style-name="ce15" office:value-type="float" office:value="57664034" calcext:value-type="float">
            <text:p>57.664.034 </text:p>
          </table:table-cell>
          <table:table-cell table:style-name="ce15" office:value-type="float" office:value="11853025" calcext:value-type="float">
            <text:p>11.853.025 </text:p>
          </table:table-cell>
          <table:table-cell table:style-name="ce15" office:value-type="float" office:value="4686843" calcext:value-type="float">
            <text:p>4.686.843 </text:p>
          </table:table-cell>
          <table:table-cell table:style-name="ce15" office:value-type="float" office:value="31364250" calcext:value-type="float">
            <text:p>31.364.250 </text:p>
          </table:table-cell>
          <table:table-cell table:style-name="ce15" office:value-type="float" office:value="12051189" calcext:value-type="float">
            <text:p>12.051.189 </text:p>
          </table:table-cell>
          <table:table-cell table:style-name="ce15" office:value-type="float" office:value="1517471" calcext:value-type="float">
            <text:p>1.517.471 </text:p>
          </table:table-cell>
          <table:table-cell table:style-name="ce15" office:value-type="float" office:value="123786365" calcext:value-type="float">
            <text:p>123.786.365 </text:p>
          </table:table-cell>
          <table:table-cell table:style-name="ce15" office:value-type="float" office:value="8171541" calcext:value-type="float">
            <text:p>8.171.541 </text:p>
          </table:table-cell>
          <table:table-cell table:style-name="ce15" office:value-type="float" office:value="2816388" calcext:value-type="float">
            <text:p>2.816.388 </text:p>
          </table:table-cell>
          <table:table-cell table:style-name="ce15" office:value-type="float" office:value="3285783" calcext:value-type="float">
            <text:p>3.285.783 </text:p>
          </table:table-cell>
          <table:table-cell table:style-name="ce15" office:value-type="float" office:value="2429473" calcext:value-type="float">
            <text:p>2.429.473 </text:p>
          </table:table-cell>
          <table:table-cell table:style-name="ce15" office:value-type="float" office:value="42221029" calcext:value-type="float">
            <text:p>42.221.029 </text:p>
          </table:table-cell>
          <table:table-cell table:style-name="ce15" office:value-type="float" office:value="3186497" calcext:value-type="float">
            <text:p>3.186.497 </text:p>
          </table:table-cell>
          <table:table-cell table:style-name="ce15" office:value-type="float" office:value="120205562" calcext:value-type="float">
            <text:p>120.205.562 </text:p>
          </table:table-cell>
          <table:table-cell table:style-name="ce15" office:value-type="float" office:value="130118658" calcext:value-type="float">
            <text:p>130.118.658 </text:p>
          </table:table-cell>
          <table:table-cell table:style-name="ce15" office:value-type="float" office:value="2530536" calcext:value-type="float">
            <text:p>2.530.536 </text:p>
          </table:table-cell>
          <table:table-cell table:style-name="ce15" office:value-type="float" office:value="2197059" calcext:value-type="float">
            <text:p>2.197.059 </text:p>
          </table:table-cell>
          <table:table-cell table:style-name="ce15" office:value-type="float" office:value="12824" calcext:value-type="float">
            <text:p>12.824 </text:p>
          </table:table-cell>
          <table:table-cell table:style-name="ce15" office:value-type="float" office:value="122120988" calcext:value-type="float">
            <text:p>122.120.988 </text:p>
          </table:table-cell>
          <table:table-cell table:style-name="ce15" office:value-type="float" office:value="146294872" calcext:value-type="float">
            <text:p>146.294.872 </text:p>
          </table:table-cell>
          <table:table-cell table:style-name="ce15" office:value-type="float" office:value="5656736" calcext:value-type="float">
            <text:p>5.656.736 </text:p>
          </table:table-cell>
          <table:table-cell table:style-name="ce15" office:value-type="float" office:value="991552001" calcext:value-type="float">
            <text:p>991.552.001 </text:p>
          </table:table-cell>
          <table:table-cell table:style-name="ce15" office:value-type="float" office:value="1610727" calcext:value-type="float">
            <text:p>1.610.727 </text:p>
          </table:table-cell>
          <table:table-cell table:style-name="ce25" office:value-type="float" office:value="1838486787" calcext:value-type="float">
            <text:p>1.838.486.78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IMPOSTO SOBRE A RENDA - TOTAL</text:p>
          </table:table-cell>
          <table:table-cell table:style-name="ce15" office:value-type="float" office:value="21271441" calcext:value-type="float">
            <text:p>21.271.441 </text:p>
          </table:table-cell>
          <table:table-cell table:style-name="ce15" office:value-type="float" office:value="70945942" calcext:value-type="float">
            <text:p>70.945.942 </text:p>
          </table:table-cell>
          <table:table-cell table:style-name="ce15" office:value-type="float" office:value="275543964" calcext:value-type="float">
            <text:p>275.543.964 </text:p>
          </table:table-cell>
          <table:table-cell table:style-name="ce15" office:value-type="float" office:value="14718495" calcext:value-type="float">
            <text:p>14.718.495 </text:p>
          </table:table-cell>
          <table:table-cell table:style-name="ce15" office:value-type="float" office:value="474508398" calcext:value-type="float">
            <text:p>474.508.398 </text:p>
          </table:table-cell>
          <table:table-cell table:style-name="ce15" office:value-type="float" office:value="404066182" calcext:value-type="float">
            <text:p>404.066.182 </text:p>
          </table:table-cell>
          <table:table-cell table:style-name="ce15" office:value-type="float" office:value="3992288077" calcext:value-type="float">
            <text:p>3.992.288.077 </text:p>
          </table:table-cell>
          <table:table-cell table:style-name="ce15" office:value-type="float" office:value="433349352" calcext:value-type="float">
            <text:p>433.349.352 </text:p>
          </table:table-cell>
          <table:table-cell table:style-name="ce15" office:value-type="float" office:value="410048217" calcext:value-type="float">
            <text:p>410.048.217 </text:p>
          </table:table-cell>
          <table:table-cell table:style-name="ce15" office:value-type="float" office:value="98332447" calcext:value-type="float">
            <text:p>98.332.447 </text:p>
          </table:table-cell>
          <table:table-cell table:style-name="ce15" office:value-type="float" office:value="2548469521" calcext:value-type="float">
            <text:p>2.548.469.521 </text:p>
          </table:table-cell>
          <table:table-cell table:style-name="ce15" office:value-type="float" office:value="236903265" calcext:value-type="float">
            <text:p>236.903.265 </text:p>
          </table:table-cell>
          <table:table-cell table:style-name="ce15" office:value-type="float" office:value="217295576" calcext:value-type="float">
            <text:p>217.295.576 </text:p>
          </table:table-cell>
          <table:table-cell table:style-name="ce15" office:value-type="float" office:value="202237878" calcext:value-type="float">
            <text:p>202.237.878 </text:p>
          </table:table-cell>
          <table:table-cell table:style-name="ce15" office:value-type="float" office:value="111708492" calcext:value-type="float">
            <text:p>111.708.492 </text:p>
          </table:table-cell>
          <table:table-cell table:style-name="ce15" office:value-type="float" office:value="549043409" calcext:value-type="float">
            <text:p>549.043.409 </text:p>
          </table:table-cell>
          <table:table-cell table:style-name="ce15" office:value-type="float" office:value="77838472" calcext:value-type="float">
            <text:p>77.838.472 </text:p>
          </table:table-cell>
          <table:table-cell table:style-name="ce15" office:value-type="float" office:value="1745361761" calcext:value-type="float">
            <text:p>1.745.361.761 </text:p>
          </table:table-cell>
          <table:table-cell table:style-name="ce15" office:value-type="float" office:value="6510742584" calcext:value-type="float">
            <text:p>6.510.742.584 </text:p>
          </table:table-cell>
          <table:table-cell table:style-name="ce15" office:value-type="float" office:value="123769545" calcext:value-type="float">
            <text:p>123.769.545 </text:p>
          </table:table-cell>
          <table:table-cell table:style-name="ce15" office:value-type="float" office:value="62663723" calcext:value-type="float">
            <text:p>62.663.723 </text:p>
          </table:table-cell>
          <table:table-cell table:style-name="ce15" office:value-type="float" office:value="17391975" calcext:value-type="float">
            <text:p>17.391.975 </text:p>
          </table:table-cell>
          <table:table-cell table:style-name="ce15" office:value-type="float" office:value="1652416906" calcext:value-type="float">
            <text:p>1.652.416.906 </text:p>
          </table:table-cell>
          <table:table-cell table:style-name="ce15" office:value-type="float" office:value="1109042448" calcext:value-type="float">
            <text:p>1.109.042.448 </text:p>
          </table:table-cell>
          <table:table-cell table:style-name="ce15" office:value-type="float" office:value="86720709" calcext:value-type="float">
            <text:p>86.720.709 </text:p>
          </table:table-cell>
          <table:table-cell table:style-name="ce15" office:value-type="float" office:value="18433534549" calcext:value-type="float">
            <text:p>18.433.534.549 </text:p>
          </table:table-cell>
          <table:table-cell table:style-name="ce15" office:value-type="float" office:value="49235354" calcext:value-type="float">
            <text:p>49.235.354 </text:p>
          </table:table-cell>
          <table:table-cell table:style-name="ce25" office:value-type="float" office:value="39929448681" calcext:value-type="float">
            <text:p>39.929.448.68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2"/>IRPF</text:p>
          </table:table-cell>
          <table:table-cell table:style-name="ce15" office:value-type="float" office:value="1515084" calcext:value-type="float">
            <text:p>1.515.084 </text:p>
          </table:table-cell>
          <table:table-cell table:style-name="ce15" office:value-type="float" office:value="5050811" calcext:value-type="float">
            <text:p>5.050.811 </text:p>
          </table:table-cell>
          <table:table-cell table:style-name="ce15" office:value-type="float" office:value="9428525" calcext:value-type="float">
            <text:p>9.428.525 </text:p>
          </table:table-cell>
          <table:table-cell table:style-name="ce15" office:value-type="float" office:value="2481316" calcext:value-type="float">
            <text:p>2.481.316 </text:p>
          </table:table-cell>
          <table:table-cell table:style-name="ce15" office:value-type="float" office:value="21800269" calcext:value-type="float">
            <text:p>21.800.269 </text:p>
          </table:table-cell>
          <table:table-cell table:style-name="ce15" office:value-type="float" office:value="18373011" calcext:value-type="float">
            <text:p>18.373.011 </text:p>
          </table:table-cell>
          <table:table-cell table:style-name="ce15" office:value-type="float" office:value="28845704" calcext:value-type="float">
            <text:p>28.845.704 </text:p>
          </table:table-cell>
          <table:table-cell table:style-name="ce15" office:value-type="float" office:value="14734410" calcext:value-type="float">
            <text:p>14.734.410 </text:p>
          </table:table-cell>
          <table:table-cell table:style-name="ce15" office:value-type="float" office:value="15638770" calcext:value-type="float">
            <text:p>15.638.770 </text:p>
          </table:table-cell>
          <table:table-cell table:style-name="ce15" office:value-type="float" office:value="7819690" calcext:value-type="float">
            <text:p>7.819.690 </text:p>
          </table:table-cell>
          <table:table-cell table:style-name="ce15" office:value-type="float" office:value="114136101" calcext:value-type="float">
            <text:p>114.136.101 </text:p>
          </table:table-cell>
          <table:table-cell table:style-name="ce15" office:value-type="float" office:value="11219432" calcext:value-type="float">
            <text:p>11.219.432 </text:p>
          </table:table-cell>
          <table:table-cell table:style-name="ce15" office:value-type="float" office:value="11250082" calcext:value-type="float">
            <text:p>11.250.082 </text:p>
          </table:table-cell>
          <table:table-cell table:style-name="ce15" office:value-type="float" office:value="11649093" calcext:value-type="float">
            <text:p>11.649.093 </text:p>
          </table:table-cell>
          <table:table-cell table:style-name="ce15" office:value-type="float" office:value="8580853" calcext:value-type="float">
            <text:p>8.580.853 </text:p>
          </table:table-cell>
          <table:table-cell table:style-name="ce15" office:value-type="float" office:value="15535869" calcext:value-type="float">
            <text:p>15.535.869 </text:p>
          </table:table-cell>
          <table:table-cell table:style-name="ce15" office:value-type="float" office:value="4280771" calcext:value-type="float">
            <text:p>4.280.771 </text:p>
          </table:table-cell>
          <table:table-cell table:style-name="ce15" office:value-type="float" office:value="76890623" calcext:value-type="float">
            <text:p>76.890.623 </text:p>
          </table:table-cell>
          <table:table-cell table:style-name="ce15" office:value-type="float" office:value="269624899" calcext:value-type="float">
            <text:p>269.624.899 </text:p>
          </table:table-cell>
          <table:table-cell table:style-name="ce15" office:value-type="float" office:value="6835707" calcext:value-type="float">
            <text:p>6.835.707 </text:p>
          </table:table-cell>
          <table:table-cell table:style-name="ce15" office:value-type="float" office:value="3464073" calcext:value-type="float">
            <text:p>3.464.073 </text:p>
          </table:table-cell>
          <table:table-cell table:style-name="ce15" office:value-type="float" office:value="1287687" calcext:value-type="float">
            <text:p>1.287.687 </text:p>
          </table:table-cell>
          <table:table-cell table:style-name="ce15" office:value-type="float" office:value="68683309" calcext:value-type="float">
            <text:p>68.683.309 </text:p>
          </table:table-cell>
          <table:table-cell table:style-name="ce15" office:value-type="float" office:value="33362077" calcext:value-type="float">
            <text:p>33.362.077 </text:p>
          </table:table-cell>
          <table:table-cell table:style-name="ce15" office:value-type="float" office:value="7250968" calcext:value-type="float">
            <text:p>7.250.968 </text:p>
          </table:table-cell>
          <table:table-cell table:style-name="ce15" office:value-type="float" office:value="503737817" calcext:value-type="float">
            <text:p>503.737.817 </text:p>
          </table:table-cell>
          <table:table-cell table:style-name="ce15" office:value-type="float" office:value="2796317" calcext:value-type="float">
            <text:p>2.796.317 </text:p>
          </table:table-cell>
          <table:table-cell table:style-name="ce25" office:value-type="float" office:value="1276273268" calcext:value-type="float">
            <text:p>1.276.273.26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2"/>IRPJ</text:p>
          </table:table-cell>
          <table:table-cell table:style-name="ce15" office:value-type="float" office:value="11549574" calcext:value-type="float">
            <text:p>11.549.574 </text:p>
          </table:table-cell>
          <table:table-cell table:style-name="ce15" office:value-type="float" office:value="37906982" calcext:value-type="float">
            <text:p>37.906.982 </text:p>
          </table:table-cell>
          <table:table-cell table:style-name="ce15" office:value-type="float" office:value="135933667" calcext:value-type="float">
            <text:p>135.933.667 </text:p>
          </table:table-cell>
          <table:table-cell table:style-name="ce15" office:value-type="float" office:value="7748264" calcext:value-type="float">
            <text:p>7.748.264 </text:p>
          </table:table-cell>
          <table:table-cell table:style-name="ce15" office:value-type="float" office:value="256724378" calcext:value-type="float">
            <text:p>256.724.378 </text:p>
          </table:table-cell>
          <table:table-cell table:style-name="ce15" office:value-type="float" office:value="218605118" calcext:value-type="float">
            <text:p>218.605.118 </text:p>
          </table:table-cell>
          <table:table-cell table:style-name="ce15" office:value-type="float" office:value="1157062868" calcext:value-type="float">
            <text:p>1.157.062.868 </text:p>
          </table:table-cell>
          <table:table-cell table:style-name="ce15" office:value-type="float" office:value="286516812" calcext:value-type="float">
            <text:p>286.516.812 </text:p>
          </table:table-cell>
          <table:table-cell table:style-name="ce15" office:value-type="float" office:value="258742580" calcext:value-type="float">
            <text:p>258.742.580 </text:p>
          </table:table-cell>
          <table:table-cell table:style-name="ce15" office:value-type="float" office:value="59489839" calcext:value-type="float">
            <text:p>59.489.839 </text:p>
          </table:table-cell>
          <table:table-cell table:style-name="ce15" office:value-type="float" office:value="1588612818" calcext:value-type="float">
            <text:p>1.588.612.818 </text:p>
          </table:table-cell>
          <table:table-cell table:style-name="ce15" office:value-type="float" office:value="178230194" calcext:value-type="float">
            <text:p>178.230.194 </text:p>
          </table:table-cell>
          <table:table-cell table:style-name="ce15" office:value-type="float" office:value="125245456" calcext:value-type="float">
            <text:p>125.245.456 </text:p>
          </table:table-cell>
          <table:table-cell table:style-name="ce15" office:value-type="float" office:value="100756249" calcext:value-type="float">
            <text:p>100.756.249 </text:p>
          </table:table-cell>
          <table:table-cell table:style-name="ce15" office:value-type="float" office:value="57624065" calcext:value-type="float">
            <text:p>57.624.065 </text:p>
          </table:table-cell>
          <table:table-cell table:style-name="ce15" office:value-type="float" office:value="367334013" calcext:value-type="float">
            <text:p>367.334.013 </text:p>
          </table:table-cell>
          <table:table-cell table:style-name="ce15" office:value-type="float" office:value="42943413" calcext:value-type="float">
            <text:p>42.943.413 </text:p>
          </table:table-cell>
          <table:table-cell table:style-name="ce15" office:value-type="float" office:value="947063060" calcext:value-type="float">
            <text:p>947.063.060 </text:p>
          </table:table-cell>
          <table:table-cell table:style-name="ce15" office:value-type="float" office:value="3524868398" calcext:value-type="float">
            <text:p>3.524.868.398 </text:p>
          </table:table-cell>
          <table:table-cell table:style-name="ce15" office:value-type="float" office:value="70856874" calcext:value-type="float">
            <text:p>70.856.874 </text:p>
          </table:table-cell>
          <table:table-cell table:style-name="ce15" office:value-type="float" office:value="31824335" calcext:value-type="float">
            <text:p>31.824.335 </text:p>
          </table:table-cell>
          <table:table-cell table:style-name="ce15" office:value-type="float" office:value="10130013" calcext:value-type="float">
            <text:p>10.130.013 </text:p>
          </table:table-cell>
          <table:table-cell table:style-name="ce15" office:value-type="float" office:value="947291231" calcext:value-type="float">
            <text:p>947.291.231 </text:p>
          </table:table-cell>
          <table:table-cell table:style-name="ce15" office:value-type="float" office:value="722299407" calcext:value-type="float">
            <text:p>722.299.407 </text:p>
          </table:table-cell>
          <table:table-cell table:style-name="ce15" office:value-type="float" office:value="33391146" calcext:value-type="float">
            <text:p>33.391.146 </text:p>
          </table:table-cell>
          <table:table-cell table:style-name="ce15" office:value-type="float" office:value="9371332753" calcext:value-type="float">
            <text:p>9.371.332.753 </text:p>
          </table:table-cell>
          <table:table-cell table:style-name="ce15" office:value-type="float" office:value="27929401" calcext:value-type="float">
            <text:p>27.929.401 </text:p>
          </table:table-cell>
          <table:table-cell table:style-name="ce25" office:value-type="float" office:value="20578012907" calcext:value-type="float">
            <text:p>20.578.012.90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4"/>ENTIDADES FINANCEIRAS</text:p>
          </table:table-cell>
          <table:table-cell table:style-name="ce15" office:value-type="float" office:value="2059" calcext:value-type="float">
            <text:p>2.059 </text:p>
          </table:table-cell>
          <table:table-cell table:style-name="ce15" office:value-type="float" office:value="155314" calcext:value-type="float">
            <text:p>155.314 </text:p>
          </table:table-cell>
          <table:table-cell table:style-name="ce15" office:value-type="float" office:value="1415166" calcext:value-type="float">
            <text:p>1.415.166 </text:p>
          </table:table-cell>
          <table:table-cell table:style-name="ce15" office:value-type="float" office:value="1870" calcext:value-type="float">
            <text:p>1.870 </text:p>
          </table:table-cell>
          <table:table-cell table:style-name="ce15" office:value-type="float" office:value="3986408" calcext:value-type="float">
            <text:p>3.986.408 </text:p>
          </table:table-cell>
          <table:table-cell table:style-name="ce15" office:value-type="float" office:value="7392147" calcext:value-type="float">
            <text:p>7.392.147 </text:p>
          </table:table-cell>
          <table:table-cell table:style-name="ce15" office:value-type="float" office:value="516001014" calcext:value-type="float">
            <text:p>516.001.014 </text:p>
          </table:table-cell>
          <table:table-cell table:style-name="ce15" office:value-type="float" office:value="3400415" calcext:value-type="float">
            <text:p>3.400.415 </text:p>
          </table:table-cell>
          <table:table-cell table:style-name="ce15" office:value-type="float" office:value="1785629" calcext:value-type="float">
            <text:p>1.785.629 </text:p>
          </table:table-cell>
          <table:table-cell table:style-name="ce15" office:value-type="float" office:value="8497" calcext:value-type="float">
            <text:p>8.497 </text:p>
          </table:table-cell>
          <table:table-cell table:style-name="ce15" office:value-type="float" office:value="20772736" calcext:value-type="float">
            <text:p>20.772.736 </text:p>
          </table:table-cell>
          <table:table-cell table:style-name="ce15" office:value-type="float" office:value="4329" calcext:value-type="float">
            <text:p>4.329 </text:p>
          </table:table-cell>
          <table:table-cell table:style-name="ce15" office:value-type="float" office:value="363531" calcext:value-type="float">
            <text:p>363.531 </text:p>
          </table:table-cell>
          <table:table-cell table:style-name="ce15" office:value-type="float" office:value="17725378" calcext:value-type="float">
            <text:p>17.725.378 </text:p>
          </table:table-cell>
          <table:table-cell table:style-name="ce15" office:value-type="float" office:value="100198" calcext:value-type="float">
            <text:p>100.198 </text:p>
          </table:table-cell>
          <table:table-cell table:style-name="ce15" office:value-type="float" office:value="100433911" calcext:value-type="float">
            <text:p>100.433.911 </text:p>
          </table:table-cell>
          <table:table-cell table:style-name="ce15" office:value-type="float" office:value="897" calcext:value-type="float">
            <text:p>897 </text:p>
          </table:table-cell>
          <table:table-cell table:style-name="ce15" office:value-type="float" office:value="105594647" calcext:value-type="float">
            <text:p>105.594.647 </text:p>
          </table:table-cell>
          <table:table-cell table:style-name="ce15" office:value-type="float" office:value="1010282180" calcext:value-type="float">
            <text:p>1.010.282.180 </text:p>
          </table:table-cell>
          <table:table-cell table:style-name="ce15" office:value-type="float" office:value="167989" calcext:value-type="float">
            <text:p>167.989 </text:p>
          </table:table-cell>
          <table:table-cell table:style-name="ce15" office:value-type="float" office:value="93463" calcext:value-type="float">
            <text:p>93.463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63473615" calcext:value-type="float">
            <text:p>163.473.615 </text:p>
          </table:table-cell>
          <table:table-cell table:style-name="ce15" office:value-type="float" office:value="12332423" calcext:value-type="float">
            <text:p>12.332.423 </text:p>
          </table:table-cell>
          <table:table-cell table:style-name="ce15" office:value-type="float" office:value="19029" calcext:value-type="float">
            <text:p>19.029 </text:p>
          </table:table-cell>
          <table:table-cell table:style-name="ce15" office:value-type="float" office:value="2481098031" calcext:value-type="float">
            <text:p>2.481.098.031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4446610875" calcext:value-type="float">
            <text:p>4.446.610.87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4"/>DEMAIS EMPRESAS</text:p>
          </table:table-cell>
          <table:table-cell table:style-name="ce15" office:value-type="float" office:value="11547516" calcext:value-type="float">
            <text:p>11.547.516 </text:p>
          </table:table-cell>
          <table:table-cell table:style-name="ce15" office:value-type="float" office:value="37751669" calcext:value-type="float">
            <text:p>37.751.669 </text:p>
          </table:table-cell>
          <table:table-cell table:style-name="ce15" office:value-type="float" office:value="134518501" calcext:value-type="float">
            <text:p>134.518.501 </text:p>
          </table:table-cell>
          <table:table-cell table:style-name="ce15" office:value-type="float" office:value="7746394" calcext:value-type="float">
            <text:p>7.746.394 </text:p>
          </table:table-cell>
          <table:table-cell table:style-name="ce15" office:value-type="float" office:value="252737971" calcext:value-type="float">
            <text:p>252.737.971 </text:p>
          </table:table-cell>
          <table:table-cell table:style-name="ce15" office:value-type="float" office:value="211212971" calcext:value-type="float">
            <text:p>211.212.971 </text:p>
          </table:table-cell>
          <table:table-cell table:style-name="ce15" office:value-type="float" office:value="641061854" calcext:value-type="float">
            <text:p>641.061.854 </text:p>
          </table:table-cell>
          <table:table-cell table:style-name="ce15" office:value-type="float" office:value="283116397" calcext:value-type="float">
            <text:p>283.116.397 </text:p>
          </table:table-cell>
          <table:table-cell table:style-name="ce15" office:value-type="float" office:value="256956951" calcext:value-type="float">
            <text:p>256.956.951 </text:p>
          </table:table-cell>
          <table:table-cell table:style-name="ce15" office:value-type="float" office:value="59481342" calcext:value-type="float">
            <text:p>59.481.342 </text:p>
          </table:table-cell>
          <table:table-cell table:style-name="ce15" office:value-type="float" office:value="1567840082" calcext:value-type="float">
            <text:p>1.567.840.082 </text:p>
          </table:table-cell>
          <table:table-cell table:style-name="ce15" office:value-type="float" office:value="178225865" calcext:value-type="float">
            <text:p>178.225.865 </text:p>
          </table:table-cell>
          <table:table-cell table:style-name="ce15" office:value-type="float" office:value="124881925" calcext:value-type="float">
            <text:p>124.881.925 </text:p>
          </table:table-cell>
          <table:table-cell table:style-name="ce15" office:value-type="float" office:value="83030870" calcext:value-type="float">
            <text:p>83.030.870 </text:p>
          </table:table-cell>
          <table:table-cell table:style-name="ce15" office:value-type="float" office:value="57523867" calcext:value-type="float">
            <text:p>57.523.867 </text:p>
          </table:table-cell>
          <table:table-cell table:style-name="ce15" office:value-type="float" office:value="266900103" calcext:value-type="float">
            <text:p>266.900.103 </text:p>
          </table:table-cell>
          <table:table-cell table:style-name="ce15" office:value-type="float" office:value="42942516" calcext:value-type="float">
            <text:p>42.942.516 </text:p>
          </table:table-cell>
          <table:table-cell table:style-name="ce15" office:value-type="float" office:value="841468413" calcext:value-type="float">
            <text:p>841.468.413 </text:p>
          </table:table-cell>
          <table:table-cell table:style-name="ce15" office:value-type="float" office:value="2514586217" calcext:value-type="float">
            <text:p>2.514.586.217 </text:p>
          </table:table-cell>
          <table:table-cell table:style-name="ce15" office:value-type="float" office:value="70688884" calcext:value-type="float">
            <text:p>70.688.884 </text:p>
          </table:table-cell>
          <table:table-cell table:style-name="ce15" office:value-type="float" office:value="31730872" calcext:value-type="float">
            <text:p>31.730.872 </text:p>
          </table:table-cell>
          <table:table-cell table:style-name="ce15" office:value-type="float" office:value="10130013" calcext:value-type="float">
            <text:p>10.130.013 </text:p>
          </table:table-cell>
          <table:table-cell table:style-name="ce15" office:value-type="float" office:value="783817616" calcext:value-type="float">
            <text:p>783.817.616 </text:p>
          </table:table-cell>
          <table:table-cell table:style-name="ce15" office:value-type="float" office:value="709966984" calcext:value-type="float">
            <text:p>709.966.984 </text:p>
          </table:table-cell>
          <table:table-cell table:style-name="ce15" office:value-type="float" office:value="33372117" calcext:value-type="float">
            <text:p>33.372.117 </text:p>
          </table:table-cell>
          <table:table-cell table:style-name="ce15" office:value-type="float" office:value="6890234722" calcext:value-type="float">
            <text:p>6.890.234.722 </text:p>
          </table:table-cell>
          <table:table-cell table:style-name="ce15" office:value-type="float" office:value="27929401" calcext:value-type="float">
            <text:p>27.929.401 </text:p>
          </table:table-cell>
          <table:table-cell table:style-name="ce25" office:value-type="float" office:value="16131402032" calcext:value-type="float">
            <text:p>16.131.402.03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2"/>IMPOSTO S/ RENDA RETIDO NA FONTE</text:p>
          </table:table-cell>
          <table:table-cell table:style-name="ce15" office:value-type="float" office:value="8206783" calcext:value-type="float">
            <text:p>8.206.783 </text:p>
          </table:table-cell>
          <table:table-cell table:style-name="ce15" office:value-type="float" office:value="27988148" calcext:value-type="float">
            <text:p>27.988.148 </text:p>
          </table:table-cell>
          <table:table-cell table:style-name="ce15" office:value-type="float" office:value="130181772" calcext:value-type="float">
            <text:p>130.181.772 </text:p>
          </table:table-cell>
          <table:table-cell table:style-name="ce15" office:value-type="float" office:value="4488914" calcext:value-type="float">
            <text:p>4.488.914 </text:p>
          </table:table-cell>
          <table:table-cell table:style-name="ce15" office:value-type="float" office:value="195983751" calcext:value-type="float">
            <text:p>195.983.751 </text:p>
          </table:table-cell>
          <table:table-cell table:style-name="ce15" office:value-type="float" office:value="167088053" calcext:value-type="float">
            <text:p>167.088.053 </text:p>
          </table:table-cell>
          <table:table-cell table:style-name="ce15" office:value-type="float" office:value="2806379505" calcext:value-type="float">
            <text:p>2.806.379.505 </text:p>
          </table:table-cell>
          <table:table-cell table:style-name="ce15" office:value-type="float" office:value="132098130" calcext:value-type="float">
            <text:p>132.098.130 </text:p>
          </table:table-cell>
          <table:table-cell table:style-name="ce15" office:value-type="float" office:value="135666866" calcext:value-type="float">
            <text:p>135.666.866 </text:p>
          </table:table-cell>
          <table:table-cell table:style-name="ce15" office:value-type="float" office:value="31022918" calcext:value-type="float">
            <text:p>31.022.918 </text:p>
          </table:table-cell>
          <table:table-cell table:style-name="ce15" office:value-type="float" office:value="845720603" calcext:value-type="float">
            <text:p>845.720.603 </text:p>
          </table:table-cell>
          <table:table-cell table:style-name="ce15" office:value-type="float" office:value="47453639" calcext:value-type="float">
            <text:p>47.453.639 </text:p>
          </table:table-cell>
          <table:table-cell table:style-name="ce15" office:value-type="float" office:value="80800039" calcext:value-type="float">
            <text:p>80.800.039 </text:p>
          </table:table-cell>
          <table:table-cell table:style-name="ce15" office:value-type="float" office:value="89832537" calcext:value-type="float">
            <text:p>89.832.537 </text:p>
          </table:table-cell>
          <table:table-cell table:style-name="ce15" office:value-type="float" office:value="45503574" calcext:value-type="float">
            <text:p>45.503.574 </text:p>
          </table:table-cell>
          <table:table-cell table:style-name="ce15" office:value-type="float" office:value="166173527" calcext:value-type="float">
            <text:p>166.173.527 </text:p>
          </table:table-cell>
          <table:table-cell table:style-name="ce15" office:value-type="float" office:value="30614288" calcext:value-type="float">
            <text:p>30.614.288 </text:p>
          </table:table-cell>
          <table:table-cell table:style-name="ce15" office:value-type="float" office:value="721408078" calcext:value-type="float">
            <text:p>721.408.078 </text:p>
          </table:table-cell>
          <table:table-cell table:style-name="ce15" office:value-type="float" office:value="2716249287" calcext:value-type="float">
            <text:p>2.716.249.287 </text:p>
          </table:table-cell>
          <table:table-cell table:style-name="ce15" office:value-type="float" office:value="46076965" calcext:value-type="float">
            <text:p>46.076.965 </text:p>
          </table:table-cell>
          <table:table-cell table:style-name="ce15" office:value-type="float" office:value="27375315" calcext:value-type="float">
            <text:p>27.375.315 </text:p>
          </table:table-cell>
          <table:table-cell table:style-name="ce15" office:value-type="float" office:value="5974276" calcext:value-type="float">
            <text:p>5.974.276 </text:p>
          </table:table-cell>
          <table:table-cell table:style-name="ce15" office:value-type="float" office:value="636442366" calcext:value-type="float">
            <text:p>636.442.366 </text:p>
          </table:table-cell>
          <table:table-cell table:style-name="ce15" office:value-type="float" office:value="353380964" calcext:value-type="float">
            <text:p>353.380.964 </text:p>
          </table:table-cell>
          <table:table-cell table:style-name="ce15" office:value-type="float" office:value="46078595" calcext:value-type="float">
            <text:p>46.078.595 </text:p>
          </table:table-cell>
          <table:table-cell table:style-name="ce15" office:value-type="float" office:value="8558463978" calcext:value-type="float">
            <text:p>8.558.463.978 </text:p>
          </table:table-cell>
          <table:table-cell table:style-name="ce15" office:value-type="float" office:value="18509636" calcext:value-type="float">
            <text:p>18.509.636 </text:p>
          </table:table-cell>
          <table:table-cell table:style-name="ce25" office:value-type="float" office:value="18075162505" calcext:value-type="float">
            <text:p>18.075.162.50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4"/>IRRF - RENDIMENTOS DO TRABALHO</text:p>
          </table:table-cell>
          <table:table-cell table:style-name="ce15" office:value-type="float" office:value="7615113" calcext:value-type="float">
            <text:p>7.615.113 </text:p>
          </table:table-cell>
          <table:table-cell table:style-name="ce15" office:value-type="float" office:value="23686153" calcext:value-type="float">
            <text:p>23.686.153 </text:p>
          </table:table-cell>
          <table:table-cell table:style-name="ce15" office:value-type="float" office:value="99170376" calcext:value-type="float">
            <text:p>99.170.376 </text:p>
          </table:table-cell>
          <table:table-cell table:style-name="ce15" office:value-type="float" office:value="4093617" calcext:value-type="float">
            <text:p>4.093.617 </text:p>
          </table:table-cell>
          <table:table-cell table:style-name="ce15" office:value-type="float" office:value="153286633" calcext:value-type="float">
            <text:p>153.286.633 </text:p>
          </table:table-cell>
          <table:table-cell table:style-name="ce15" office:value-type="float" office:value="115086950" calcext:value-type="float">
            <text:p>115.086.950 </text:p>
          </table:table-cell>
          <table:table-cell table:style-name="ce15" office:value-type="float" office:value="2091013747" calcext:value-type="float">
            <text:p>2.091.013.747 </text:p>
          </table:table-cell>
          <table:table-cell table:style-name="ce15" office:value-type="float" office:value="88962496" calcext:value-type="float">
            <text:p>88.962.496 </text:p>
          </table:table-cell>
          <table:table-cell table:style-name="ce15" office:value-type="float" office:value="100879740" calcext:value-type="float">
            <text:p>100.879.740 </text:p>
          </table:table-cell>
          <table:table-cell table:style-name="ce15" office:value-type="float" office:value="25722835" calcext:value-type="float">
            <text:p>25.722.835 </text:p>
          </table:table-cell>
          <table:table-cell table:style-name="ce15" office:value-type="float" office:value="574412885" calcext:value-type="float">
            <text:p>574.412.885 </text:p>
          </table:table-cell>
          <table:table-cell table:style-name="ce15" office:value-type="float" office:value="38362035" calcext:value-type="float">
            <text:p>38.362.035 </text:p>
          </table:table-cell>
          <table:table-cell table:style-name="ce15" office:value-type="float" office:value="60733880" calcext:value-type="float">
            <text:p>60.733.880 </text:p>
          </table:table-cell>
          <table:table-cell table:style-name="ce15" office:value-type="float" office:value="76463684" calcext:value-type="float">
            <text:p>76.463.684 </text:p>
          </table:table-cell>
          <table:table-cell table:style-name="ce15" office:value-type="float" office:value="39416431" calcext:value-type="float">
            <text:p>39.416.431 </text:p>
          </table:table-cell>
          <table:table-cell table:style-name="ce15" office:value-type="float" office:value="131734228" calcext:value-type="float">
            <text:p>131.734.228 </text:p>
          </table:table-cell>
          <table:table-cell table:style-name="ce15" office:value-type="float" office:value="21945646" calcext:value-type="float">
            <text:p>21.945.646 </text:p>
          </table:table-cell>
          <table:table-cell table:style-name="ce15" office:value-type="float" office:value="389138344" calcext:value-type="float">
            <text:p>389.138.344 </text:p>
          </table:table-cell>
          <table:table-cell table:style-name="ce15" office:value-type="float" office:value="1695576085" calcext:value-type="float">
            <text:p>1.695.576.085 </text:p>
          </table:table-cell>
          <table:table-cell table:style-name="ce15" office:value-type="float" office:value="39726915" calcext:value-type="float">
            <text:p>39.726.915 </text:p>
          </table:table-cell>
          <table:table-cell table:style-name="ce15" office:value-type="float" office:value="20842080" calcext:value-type="float">
            <text:p>20.842.080 </text:p>
          </table:table-cell>
          <table:table-cell table:style-name="ce15" office:value-type="float" office:value="5660316" calcext:value-type="float">
            <text:p>5.660.316 </text:p>
          </table:table-cell>
          <table:table-cell table:style-name="ce15" office:value-type="float" office:value="434952008" calcext:value-type="float">
            <text:p>434.952.008 </text:p>
          </table:table-cell>
          <table:table-cell table:style-name="ce15" office:value-type="float" office:value="216435359" calcext:value-type="float">
            <text:p>216.435.359 </text:p>
          </table:table-cell>
          <table:table-cell table:style-name="ce15" office:value-type="float" office:value="38693885" calcext:value-type="float">
            <text:p>38.693.885 </text:p>
          </table:table-cell>
          <table:table-cell table:style-name="ce15" office:value-type="float" office:value="4060116903" calcext:value-type="float">
            <text:p>4.060.116.903 </text:p>
          </table:table-cell>
          <table:table-cell table:style-name="ce15" office:value-type="float" office:value="9059263" calcext:value-type="float">
            <text:p>9.059.263 </text:p>
          </table:table-cell>
          <table:table-cell table:style-name="ce25" office:value-type="float" office:value="10562787606" calcext:value-type="float">
            <text:p>10.562.787.60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4"/>IRRF - RENDIMENTOS DO CAPITAL</text:p>
          </table:table-cell>
          <table:table-cell table:style-name="ce15" office:value-type="float" office:value="404871" calcext:value-type="float">
            <text:p>404.871 </text:p>
          </table:table-cell>
          <table:table-cell table:style-name="ce15" office:value-type="float" office:value="2483258" calcext:value-type="float">
            <text:p>2.483.258 </text:p>
          </table:table-cell>
          <table:table-cell table:style-name="ce15" office:value-type="float" office:value="9278206" calcext:value-type="float">
            <text:p>9.278.206 </text:p>
          </table:table-cell>
          <table:table-cell table:style-name="ce15" office:value-type="float" office:value="74237" calcext:value-type="float">
            <text:p>74.237 </text:p>
          </table:table-cell>
          <table:table-cell table:style-name="ce15" office:value-type="float" office:value="18613700" calcext:value-type="float">
            <text:p>18.613.700 </text:p>
          </table:table-cell>
          <table:table-cell table:style-name="ce15" office:value-type="float" office:value="31468738" calcext:value-type="float">
            <text:p>31.468.738 </text:p>
          </table:table-cell>
          <table:table-cell table:style-name="ce15" office:value-type="float" office:value="389747992" calcext:value-type="float">
            <text:p>389.747.992 </text:p>
          </table:table-cell>
          <table:table-cell table:style-name="ce15" office:value-type="float" office:value="24242861" calcext:value-type="float">
            <text:p>24.242.861 </text:p>
          </table:table-cell>
          <table:table-cell table:style-name="ce15" office:value-type="float" office:value="23288023" calcext:value-type="float">
            <text:p>23.288.023 </text:p>
          </table:table-cell>
          <table:table-cell table:style-name="ce15" office:value-type="float" office:value="2257625" calcext:value-type="float">
            <text:p>2.257.625 </text:p>
          </table:table-cell>
          <table:table-cell table:style-name="ce15" office:value-type="float" office:value="141564268" calcext:value-type="float">
            <text:p>141.564.268 </text:p>
          </table:table-cell>
          <table:table-cell table:style-name="ce15" office:value-type="float" office:value="6293081" calcext:value-type="float">
            <text:p>6.293.081 </text:p>
          </table:table-cell>
          <table:table-cell table:style-name="ce15" office:value-type="float" office:value="15277502" calcext:value-type="float">
            <text:p>15.277.502 </text:p>
          </table:table-cell>
          <table:table-cell table:style-name="ce15" office:value-type="float" office:value="5493245" calcext:value-type="float">
            <text:p>5.493.245 </text:p>
          </table:table-cell>
          <table:table-cell table:style-name="ce15" office:value-type="float" office:value="2111030" calcext:value-type="float">
            <text:p>2.111.030 </text:p>
          </table:table-cell>
          <table:table-cell table:style-name="ce15" office:value-type="float" office:value="19121660" calcext:value-type="float">
            <text:p>19.121.660 </text:p>
          </table:table-cell>
          <table:table-cell table:style-name="ce15" office:value-type="float" office:value="6388836" calcext:value-type="float">
            <text:p>6.388.836 </text:p>
          </table:table-cell>
          <table:table-cell table:style-name="ce15" office:value-type="float" office:value="176278089" calcext:value-type="float">
            <text:p>176.278.089 </text:p>
          </table:table-cell>
          <table:table-cell table:style-name="ce15" office:value-type="float" office:value="531361738" calcext:value-type="float">
            <text:p>531.361.738 </text:p>
          </table:table-cell>
          <table:table-cell table:style-name="ce15" office:value-type="float" office:value="3053520" calcext:value-type="float">
            <text:p>3.053.520 </text:p>
          </table:table-cell>
          <table:table-cell table:style-name="ce15" office:value-type="float" office:value="5485743" calcext:value-type="float">
            <text:p>5.485.743 </text:p>
          </table:table-cell>
          <table:table-cell table:style-name="ce15" office:value-type="float" office:value="136763" calcext:value-type="float">
            <text:p>136.763 </text:p>
          </table:table-cell>
          <table:table-cell table:style-name="ce15" office:value-type="float" office:value="134955600" calcext:value-type="float">
            <text:p>134.955.600 </text:p>
          </table:table-cell>
          <table:table-cell table:style-name="ce15" office:value-type="float" office:value="101981704" calcext:value-type="float">
            <text:p>101.981.704 </text:p>
          </table:table-cell>
          <table:table-cell table:style-name="ce15" office:value-type="float" office:value="4933939" calcext:value-type="float">
            <text:p>4.933.939 </text:p>
          </table:table-cell>
          <table:table-cell table:style-name="ce15" office:value-type="float" office:value="2236319460" calcext:value-type="float">
            <text:p>2.236.319.460 </text:p>
          </table:table-cell>
          <table:table-cell table:style-name="ce15" office:value-type="float" office:value="8612901" calcext:value-type="float">
            <text:p>8.612.901 </text:p>
          </table:table-cell>
          <table:table-cell table:style-name="ce25" office:value-type="float" office:value="3901228588" calcext:value-type="float">
            <text:p>3.901.228.58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4"/>IRRF - REMESSAS P/ EXTERIOR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91702" calcext:value-type="float">
            <text:p>191.702 </text:p>
          </table:table-cell>
          <table:table-cell table:style-name="ce15" office:value-type="float" office:value="16035529" calcext:value-type="float">
            <text:p>16.035.529 </text:p>
          </table:table-cell>
          <table:table-cell table:style-name="ce15" office:value-type="float" office:value="9258" calcext:value-type="float">
            <text:p>9.258 </text:p>
          </table:table-cell>
          <table:table-cell table:style-name="ce15" office:value-type="float" office:value="11023252" calcext:value-type="float">
            <text:p>11.023.252 </text:p>
          </table:table-cell>
          <table:table-cell table:style-name="ce15" office:value-type="float" office:value="10571589" calcext:value-type="float">
            <text:p>10.571.589 </text:p>
          </table:table-cell>
          <table:table-cell table:style-name="ce15" office:value-type="float" office:value="84991656" calcext:value-type="float">
            <text:p>84.991.656 </text:p>
          </table:table-cell>
          <table:table-cell table:style-name="ce15" office:value-type="float" office:value="10889277" calcext:value-type="float">
            <text:p>10.889.277 </text:p>
          </table:table-cell>
          <table:table-cell table:style-name="ce15" office:value-type="float" office:value="4636261" calcext:value-type="float">
            <text:p>4.636.261 </text:p>
          </table:table-cell>
          <table:table-cell table:style-name="ce15" office:value-type="float" office:value="639346" calcext:value-type="float">
            <text:p>639.346 </text:p>
          </table:table-cell>
          <table:table-cell table:style-name="ce15" office:value-type="float" office:value="83739493" calcext:value-type="float">
            <text:p>83.739.493 </text:p>
          </table:table-cell>
          <table:table-cell table:style-name="ce15" office:value-type="float" office:value="344439" calcext:value-type="float">
            <text:p>344.439 </text:p>
          </table:table-cell>
          <table:table-cell table:style-name="ce15" office:value-type="float" office:value="1373571" calcext:value-type="float">
            <text:p>1.373.571 </text:p>
          </table:table-cell>
          <table:table-cell table:style-name="ce15" office:value-type="float" office:value="2004128" calcext:value-type="float">
            <text:p>2.004.128 </text:p>
          </table:table-cell>
          <table:table-cell table:style-name="ce15" office:value-type="float" office:value="1421531" calcext:value-type="float">
            <text:p>1.421.531 </text:p>
          </table:table-cell>
          <table:table-cell table:style-name="ce15" office:value-type="float" office:value="4636494" calcext:value-type="float">
            <text:p>4.636.494 </text:p>
          </table:table-cell>
          <table:table-cell table:style-name="ce15" office:value-type="float" office:value="220821" calcext:value-type="float">
            <text:p>220.821 </text:p>
          </table:table-cell>
          <table:table-cell table:style-name="ce15" office:value-type="float" office:value="127663866" calcext:value-type="float">
            <text:p>127.663.866 </text:p>
          </table:table-cell>
          <table:table-cell table:style-name="ce15" office:value-type="float" office:value="375160018" calcext:value-type="float">
            <text:p>375.160.018 </text:p>
          </table:table-cell>
          <table:table-cell table:style-name="ce15" office:value-type="float" office:value="1121569" calcext:value-type="float">
            <text:p>1.121.569 </text:p>
          </table:table-cell>
          <table:table-cell table:style-name="ce15" office:value-type="float" office:value="86084" calcext:value-type="float">
            <text:p>86.084 </text:p>
          </table:table-cell>
          <table:table-cell table:style-name="ce15" office:value-type="float" office:value="5330" calcext:value-type="float">
            <text:p>5.330 </text:p>
          </table:table-cell>
          <table:table-cell table:style-name="ce15" office:value-type="float" office:value="37851995" calcext:value-type="float">
            <text:p>37.851.995 </text:p>
          </table:table-cell>
          <table:table-cell table:style-name="ce15" office:value-type="float" office:value="18115151" calcext:value-type="float">
            <text:p>18.115.151 </text:p>
          </table:table-cell>
          <table:table-cell table:style-name="ce15" office:value-type="float" office:value="338996" calcext:value-type="float">
            <text:p>338.996 </text:p>
          </table:table-cell>
          <table:table-cell table:style-name="ce15" office:value-type="float" office:value="1824505699" calcext:value-type="float">
            <text:p>1.824.505.699 </text:p>
          </table:table-cell>
          <table:table-cell table:style-name="ce15" office:value-type="float" office:value="189239" calcext:value-type="float">
            <text:p>189.239 </text:p>
          </table:table-cell>
          <table:table-cell table:style-name="ce25" office:value-type="float" office:value="2617766292" calcext:value-type="float">
            <text:p>2.617.766.29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4"/>IRRF - OUTROS RENDIMENTOS</text:p>
          </table:table-cell>
          <table:table-cell table:style-name="ce15" office:value-type="float" office:value="186799" calcext:value-type="float">
            <text:p>186.799 </text:p>
          </table:table-cell>
          <table:table-cell table:style-name="ce15" office:value-type="float" office:value="1627036" calcext:value-type="float">
            <text:p>1.627.036 </text:p>
          </table:table-cell>
          <table:table-cell table:style-name="ce15" office:value-type="float" office:value="5697662" calcext:value-type="float">
            <text:p>5.697.662 </text:p>
          </table:table-cell>
          <table:table-cell table:style-name="ce15" office:value-type="float" office:value="311802" calcext:value-type="float">
            <text:p>311.802 </text:p>
          </table:table-cell>
          <table:table-cell table:style-name="ce15" office:value-type="float" office:value="13060166" calcext:value-type="float">
            <text:p>13.060.166 </text:p>
          </table:table-cell>
          <table:table-cell table:style-name="ce15" office:value-type="float" office:value="9960776" calcext:value-type="float">
            <text:p>9.960.776 </text:p>
          </table:table-cell>
          <table:table-cell table:style-name="ce15" office:value-type="float" office:value="240626110" calcext:value-type="float">
            <text:p>240.626.110 </text:p>
          </table:table-cell>
          <table:table-cell table:style-name="ce15" office:value-type="float" office:value="8003497" calcext:value-type="float">
            <text:p>8.003.497 </text:p>
          </table:table-cell>
          <table:table-cell table:style-name="ce15" office:value-type="float" office:value="6862843" calcext:value-type="float">
            <text:p>6.862.843 </text:p>
          </table:table-cell>
          <table:table-cell table:style-name="ce15" office:value-type="float" office:value="2403112" calcext:value-type="float">
            <text:p>2.403.112 </text:p>
          </table:table-cell>
          <table:table-cell table:style-name="ce15" office:value-type="float" office:value="46003957" calcext:value-type="float">
            <text:p>46.003.957 </text:p>
          </table:table-cell>
          <table:table-cell table:style-name="ce15" office:value-type="float" office:value="2454083" calcext:value-type="float">
            <text:p>2.454.083 </text:p>
          </table:table-cell>
          <table:table-cell table:style-name="ce15" office:value-type="float" office:value="3415085" calcext:value-type="float">
            <text:p>3.415.085 </text:p>
          </table:table-cell>
          <table:table-cell table:style-name="ce15" office:value-type="float" office:value="5871480" calcext:value-type="float">
            <text:p>5.871.480 </text:p>
          </table:table-cell>
          <table:table-cell table:style-name="ce15" office:value-type="float" office:value="2554582" calcext:value-type="float">
            <text:p>2.554.582 </text:p>
          </table:table-cell>
          <table:table-cell table:style-name="ce15" office:value-type="float" office:value="10681144" calcext:value-type="float">
            <text:p>10.681.144 </text:p>
          </table:table-cell>
          <table:table-cell table:style-name="ce15" office:value-type="float" office:value="2058985" calcext:value-type="float">
            <text:p>2.058.985 </text:p>
          </table:table-cell>
          <table:table-cell table:style-name="ce15" office:value-type="float" office:value="28327779" calcext:value-type="float">
            <text:p>28.327.779 </text:p>
          </table:table-cell>
          <table:table-cell table:style-name="ce15" office:value-type="float" office:value="114151446" calcext:value-type="float">
            <text:p>114.151.446 </text:p>
          </table:table-cell>
          <table:table-cell table:style-name="ce15" office:value-type="float" office:value="2174961" calcext:value-type="float">
            <text:p>2.174.961 </text:p>
          </table:table-cell>
          <table:table-cell table:style-name="ce15" office:value-type="float" office:value="961407" calcext:value-type="float">
            <text:p>961.407 </text:p>
          </table:table-cell>
          <table:table-cell table:style-name="ce15" office:value-type="float" office:value="171867" calcext:value-type="float">
            <text:p>171.867 </text:p>
          </table:table-cell>
          <table:table-cell table:style-name="ce15" office:value-type="float" office:value="28682764" calcext:value-type="float">
            <text:p>28.682.764 </text:p>
          </table:table-cell>
          <table:table-cell table:style-name="ce15" office:value-type="float" office:value="16848750" calcext:value-type="float">
            <text:p>16.848.750 </text:p>
          </table:table-cell>
          <table:table-cell table:style-name="ce15" office:value-type="float" office:value="2111775" calcext:value-type="float">
            <text:p>2.111.775 </text:p>
          </table:table-cell>
          <table:table-cell table:style-name="ce15" office:value-type="float" office:value="437521917" calcext:value-type="float">
            <text:p>437.521.917 </text:p>
          </table:table-cell>
          <table:table-cell table:style-name="ce15" office:value-type="float" office:value="648233" calcext:value-type="float">
            <text:p>648.233 </text:p>
          </table:table-cell>
          <table:table-cell table:style-name="ce25" office:value-type="float" office:value="993380019" calcext:value-type="float">
            <text:p>993.380.01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IMPOSTO S/ OPERAÇÕES FINANCEIRAS</text:p>
          </table:table-cell>
          <table:table-cell table:style-name="ce15" office:value-type="float" office:value="68159" calcext:value-type="float">
            <text:p>68.159 </text:p>
          </table:table-cell>
          <table:table-cell table:style-name="ce15" office:value-type="float" office:value="298875" calcext:value-type="float">
            <text:p>298.875 </text:p>
          </table:table-cell>
          <table:table-cell table:style-name="ce15" office:value-type="float" office:value="2122227" calcext:value-type="float">
            <text:p>2.122.227 </text:p>
          </table:table-cell>
          <table:table-cell table:style-name="ce15" office:value-type="float" office:value="51345" calcext:value-type="float">
            <text:p>51.345 </text:p>
          </table:table-cell>
          <table:table-cell table:style-name="ce15" office:value-type="float" office:value="2117949" calcext:value-type="float">
            <text:p>2.117.949 </text:p>
          </table:table-cell>
          <table:table-cell table:style-name="ce15" office:value-type="float" office:value="8092255" calcext:value-type="float">
            <text:p>8.092.255 </text:p>
          </table:table-cell>
          <table:table-cell table:style-name="ce15" office:value-type="float" office:value="549831297" calcext:value-type="float">
            <text:p>549.831.297 </text:p>
          </table:table-cell>
          <table:table-cell table:style-name="ce15" office:value-type="float" office:value="9731823" calcext:value-type="float">
            <text:p>9.731.823 </text:p>
          </table:table-cell>
          <table:table-cell table:style-name="ce15" office:value-type="float" office:value="3350468" calcext:value-type="float">
            <text:p>3.350.468 </text:p>
          </table:table-cell>
          <table:table-cell table:style-name="ce15" office:value-type="float" office:value="392564" calcext:value-type="float">
            <text:p>392.564 </text:p>
          </table:table-cell>
          <table:table-cell table:style-name="ce15" office:value-type="float" office:value="46093515" calcext:value-type="float">
            <text:p>46.093.515 </text:p>
          </table:table-cell>
          <table:table-cell table:style-name="ce15" office:value-type="float" office:value="1168116" calcext:value-type="float">
            <text:p>1.168.116 </text:p>
          </table:table-cell>
          <table:table-cell table:style-name="ce15" office:value-type="float" office:value="4291135" calcext:value-type="float">
            <text:p>4.291.135 </text:p>
          </table:table-cell>
          <table:table-cell table:style-name="ce15" office:value-type="float" office:value="7364598" calcext:value-type="float">
            <text:p>7.364.598 </text:p>
          </table:table-cell>
          <table:table-cell table:style-name="ce15" office:value-type="float" office:value="726670" calcext:value-type="float">
            <text:p>726.670 </text:p>
          </table:table-cell>
          <table:table-cell table:style-name="ce15" office:value-type="float" office:value="7566511" calcext:value-type="float">
            <text:p>7.566.511 </text:p>
          </table:table-cell>
          <table:table-cell table:style-name="ce15" office:value-type="float" office:value="59326" calcext:value-type="float">
            <text:p>59.326 </text:p>
          </table:table-cell>
          <table:table-cell table:style-name="ce15" office:value-type="float" office:value="119181520" calcext:value-type="float">
            <text:p>119.181.520 </text:p>
          </table:table-cell>
          <table:table-cell table:style-name="ce15" office:value-type="float" office:value="87994341" calcext:value-type="float">
            <text:p>87.994.341 </text:p>
          </table:table-cell>
          <table:table-cell table:style-name="ce15" office:value-type="float" office:value="581900" calcext:value-type="float">
            <text:p>581.900 </text:p>
          </table:table-cell>
          <table:table-cell table:style-name="ce15" office:value-type="float" office:value="1512274" calcext:value-type="float">
            <text:p>1.512.274 </text:p>
          </table:table-cell>
          <table:table-cell table:style-name="ce15" office:value-type="float" office:value="6515" calcext:value-type="float">
            <text:p>6.515 </text:p>
          </table:table-cell>
          <table:table-cell table:style-name="ce15" office:value-type="float" office:value="46145679" calcext:value-type="float">
            <text:p>46.145.679 </text:p>
          </table:table-cell>
          <table:table-cell table:style-name="ce15" office:value-type="float" office:value="8003005" calcext:value-type="float">
            <text:p>8.003.005 </text:p>
          </table:table-cell>
          <table:table-cell table:style-name="ce15" office:value-type="float" office:value="3212003" calcext:value-type="float">
            <text:p>3.212.003 </text:p>
          </table:table-cell>
          <table:table-cell table:style-name="ce15" office:value-type="float" office:value="1550997223" calcext:value-type="float">
            <text:p>1.550.997.223 </text:p>
          </table:table-cell>
          <table:table-cell table:style-name="ce15" office:value-type="float" office:value="127361" calcext:value-type="float">
            <text:p>127.361 </text:p>
          </table:table-cell>
          <table:table-cell table:style-name="ce25" office:value-type="float" office:value="2461088653" calcext:value-type="float">
            <text:p>2.461.088.65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IMPOSTO TERRITORIAL RURAL</text:p>
          </table:table-cell>
          <table:table-cell table:style-name="ce15" office:value-type="float" office:value="25571" calcext:value-type="float">
            <text:p>25.571 </text:p>
          </table:table-cell>
          <table:table-cell table:style-name="ce15" office:value-type="float" office:value="115718" calcext:value-type="float">
            <text:p>115.718 </text:p>
          </table:table-cell>
          <table:table-cell table:style-name="ce15" office:value-type="float" office:value="45293" calcext:value-type="float">
            <text:p>45.293 </text:p>
          </table:table-cell>
          <table:table-cell table:style-name="ce15" office:value-type="float" office:value="16755" calcext:value-type="float">
            <text:p>16.755 </text:p>
          </table:table-cell>
          <table:table-cell table:style-name="ce15" office:value-type="float" office:value="427687" calcext:value-type="float">
            <text:p>427.687 </text:p>
          </table:table-cell>
          <table:table-cell table:style-name="ce15" office:value-type="float" office:value="104314" calcext:value-type="float">
            <text:p>104.314 </text:p>
          </table:table-cell>
          <table:table-cell table:style-name="ce15" office:value-type="float" office:value="55623" calcext:value-type="float">
            <text:p>55.623 </text:p>
          </table:table-cell>
          <table:table-cell table:style-name="ce15" office:value-type="float" office:value="337496" calcext:value-type="float">
            <text:p>337.496 </text:p>
          </table:table-cell>
          <table:table-cell table:style-name="ce15" office:value-type="float" office:value="926550" calcext:value-type="float">
            <text:p>926.550 </text:p>
          </table:table-cell>
          <table:table-cell table:style-name="ce15" office:value-type="float" office:value="160637" calcext:value-type="float">
            <text:p>160.637 </text:p>
          </table:table-cell>
          <table:table-cell table:style-name="ce15" office:value-type="float" office:value="1994768" calcext:value-type="float">
            <text:p>1.994.768 </text:p>
          </table:table-cell>
          <table:table-cell table:style-name="ce15" office:value-type="float" office:value="2303533" calcext:value-type="float">
            <text:p>2.303.533 </text:p>
          </table:table-cell>
          <table:table-cell table:style-name="ce15" office:value-type="float" office:value="1942257" calcext:value-type="float">
            <text:p>1.942.257 </text:p>
          </table:table-cell>
          <table:table-cell table:style-name="ce15" office:value-type="float" office:value="298341" calcext:value-type="float">
            <text:p>298.341 </text:p>
          </table:table-cell>
          <table:table-cell table:style-name="ce15" office:value-type="float" office:value="69460" calcext:value-type="float">
            <text:p>69.460 </text:p>
          </table:table-cell>
          <table:table-cell table:style-name="ce15" office:value-type="float" office:value="205173" calcext:value-type="float">
            <text:p>205.173 </text:p>
          </table:table-cell>
          <table:table-cell table:style-name="ce15" office:value-type="float" office:value="1476188" calcext:value-type="float">
            <text:p>1.476.188 </text:p>
          </table:table-cell>
          <table:table-cell table:style-name="ce15" office:value-type="float" office:value="873680" calcext:value-type="float">
            <text:p>873.680 </text:p>
          </table:table-cell>
          <table:table-cell table:style-name="ce15" office:value-type="float" office:value="299048" calcext:value-type="float">
            <text:p>299.048 </text:p>
          </table:table-cell>
          <table:table-cell table:style-name="ce15" office:value-type="float" office:value="64970" calcext:value-type="float">
            <text:p>64.970 </text:p>
          </table:table-cell>
          <table:table-cell table:style-name="ce15" office:value-type="float" office:value="73751" calcext:value-type="float">
            <text:p>73.751 </text:p>
          </table:table-cell>
          <table:table-cell table:style-name="ce15" office:value-type="float" office:value="93097" calcext:value-type="float">
            <text:p>93.097 </text:p>
          </table:table-cell>
          <table:table-cell table:style-name="ce15" office:value-type="float" office:value="1323624" calcext:value-type="float">
            <text:p>1.323.624 </text:p>
          </table:table-cell>
          <table:table-cell table:style-name="ce15" office:value-type="float" office:value="211209" calcext:value-type="float">
            <text:p>211.209 </text:p>
          </table:table-cell>
          <table:table-cell table:style-name="ce15" office:value-type="float" office:value="51248" calcext:value-type="float">
            <text:p>51.248 </text:p>
          </table:table-cell>
          <table:table-cell table:style-name="ce15" office:value-type="float" office:value="2421814" calcext:value-type="float">
            <text:p>2.421.814 </text:p>
          </table:table-cell>
          <table:table-cell table:style-name="ce15" office:value-type="float" office:value="132115" calcext:value-type="float">
            <text:p>132.115 </text:p>
          </table:table-cell>
          <table:table-cell table:style-name="ce25" office:value-type="float" office:value="16049918" calcext:value-type="float">
            <text:p>16.049.91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COFINS</text:p>
          </table:table-cell>
          <table:table-cell table:style-name="ce15" office:value-type="float" office:value="10473624" calcext:value-type="float">
            <text:p>10.473.624 </text:p>
          </table:table-cell>
          <table:table-cell table:style-name="ce15" office:value-type="float" office:value="38107844" calcext:value-type="float">
            <text:p>38.107.844 </text:p>
          </table:table-cell>
          <table:table-cell table:style-name="ce15" office:value-type="float" office:value="331981560" calcext:value-type="float">
            <text:p>331.981.560 </text:p>
          </table:table-cell>
          <table:table-cell table:style-name="ce15" office:value-type="float" office:value="6976608" calcext:value-type="float">
            <text:p>6.976.608 </text:p>
          </table:table-cell>
          <table:table-cell table:style-name="ce15" office:value-type="float" office:value="403586675" calcext:value-type="float">
            <text:p>403.586.675 </text:p>
          </table:table-cell>
          <table:table-cell table:style-name="ce15" office:value-type="float" office:value="287750007" calcext:value-type="float">
            <text:p>287.750.007 </text:p>
          </table:table-cell>
          <table:table-cell table:style-name="ce15" office:value-type="float" office:value="787810985" calcext:value-type="float">
            <text:p>787.810.985 </text:p>
          </table:table-cell>
          <table:table-cell table:style-name="ce15" office:value-type="float" office:value="331888891" calcext:value-type="float">
            <text:p>331.888.891 </text:p>
          </table:table-cell>
          <table:table-cell table:style-name="ce15" office:value-type="float" office:value="195028669" calcext:value-type="float">
            <text:p>195.028.669 </text:p>
          </table:table-cell>
          <table:table-cell table:style-name="ce15" office:value-type="float" office:value="224191423" calcext:value-type="float">
            <text:p>224.191.423 </text:p>
          </table:table-cell>
          <table:table-cell table:style-name="ce15" office:value-type="float" office:value="919623709" calcext:value-type="float">
            <text:p>919.623.709 </text:p>
          </table:table-cell>
          <table:table-cell table:style-name="ce15" office:value-type="float" office:value="68070963" calcext:value-type="float">
            <text:p>68.070.963 </text:p>
          </table:table-cell>
          <table:table-cell table:style-name="ce15" office:value-type="float" office:value="100794543" calcext:value-type="float">
            <text:p>100.794.543 </text:p>
          </table:table-cell>
          <table:table-cell table:style-name="ce15" office:value-type="float" office:value="102912222" calcext:value-type="float">
            <text:p>102.912.222 </text:p>
          </table:table-cell>
          <table:table-cell table:style-name="ce15" office:value-type="float" office:value="65230485" calcext:value-type="float">
            <text:p>65.230.485 </text:p>
          </table:table-cell>
          <table:table-cell table:style-name="ce15" office:value-type="float" office:value="376815594" calcext:value-type="float">
            <text:p>376.815.594 </text:p>
          </table:table-cell>
          <table:table-cell table:style-name="ce15" office:value-type="float" office:value="39685125" calcext:value-type="float">
            <text:p>39.685.125 </text:p>
          </table:table-cell>
          <table:table-cell table:style-name="ce15" office:value-type="float" office:value="966843713" calcext:value-type="float">
            <text:p>966.843.713 </text:p>
          </table:table-cell>
          <table:table-cell table:style-name="ce15" office:value-type="float" office:value="3314701662" calcext:value-type="float">
            <text:p>3.314.701.662 </text:p>
          </table:table-cell>
          <table:table-cell table:style-name="ce15" office:value-type="float" office:value="70582300" calcext:value-type="float">
            <text:p>70.582.300 </text:p>
          </table:table-cell>
          <table:table-cell table:style-name="ce15" office:value-type="float" office:value="27852080" calcext:value-type="float">
            <text:p>27.852.080 </text:p>
          </table:table-cell>
          <table:table-cell table:style-name="ce15" office:value-type="float" office:value="6423337" calcext:value-type="float">
            <text:p>6.423.337 </text:p>
          </table:table-cell>
          <table:table-cell table:style-name="ce15" office:value-type="float" office:value="814593982" calcext:value-type="float">
            <text:p>814.593.982 </text:p>
          </table:table-cell>
          <table:table-cell table:style-name="ce15" office:value-type="float" office:value="793794662" calcext:value-type="float">
            <text:p>793.794.662 </text:p>
          </table:table-cell>
          <table:table-cell table:style-name="ce15" office:value-type="float" office:value="39663765" calcext:value-type="float">
            <text:p>39.663.765 </text:p>
          </table:table-cell>
          <table:table-cell table:style-name="ce15" office:value-type="float" office:value="7754474460" calcext:value-type="float">
            <text:p>7.754.474.460 </text:p>
          </table:table-cell>
          <table:table-cell table:style-name="ce15" office:value-type="float" office:value="19260872" calcext:value-type="float">
            <text:p>19.260.872 </text:p>
          </table:table-cell>
          <table:table-cell table:style-name="ce25" office:value-type="float" office:value="18099119760" calcext:value-type="float">
            <text:p>18.099.119.76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2890" calcext:value-type="float">
            <text:p>2.890 </text:p>
          </table:table-cell>
          <table:table-cell table:style-name="ce15" office:value-type="float" office:value="146907" calcext:value-type="float">
            <text:p>146.907 </text:p>
          </table:table-cell>
          <table:table-cell table:style-name="ce15" office:value-type="float" office:value="127291" calcext:value-type="float">
            <text:p>127.291 </text:p>
          </table:table-cell>
          <table:table-cell table:style-name="ce15" office:value-type="float" office:value="24691" calcext:value-type="float">
            <text:p>24.691 </text:p>
          </table:table-cell>
          <table:table-cell table:style-name="ce15" office:value-type="float" office:value="2444874" calcext:value-type="float">
            <text:p>2.444.874 </text:p>
          </table:table-cell>
          <table:table-cell table:style-name="ce15" office:value-type="float" office:value="21690314" calcext:value-type="float">
            <text:p>21.690.314 </text:p>
          </table:table-cell>
          <table:table-cell table:style-name="ce15" office:value-type="float" office:value="310487004" calcext:value-type="float">
            <text:p>310.487.004 </text:p>
          </table:table-cell>
          <table:table-cell table:style-name="ce15" office:value-type="float" office:value="6428704" calcext:value-type="float">
            <text:p>6.428.704 </text:p>
          </table:table-cell>
          <table:table-cell table:style-name="ce15" office:value-type="float" office:value="1062412" calcext:value-type="float">
            <text:p>1.062.412 </text:p>
          </table:table-cell>
          <table:table-cell table:style-name="ce15" office:value-type="float" office:value="52902" calcext:value-type="float">
            <text:p>52.902 </text:p>
          </table:table-cell>
          <table:table-cell table:style-name="ce15" office:value-type="float" office:value="8271063" calcext:value-type="float">
            <text:p>8.271.063 </text:p>
          </table:table-cell>
          <table:table-cell table:style-name="ce15" office:value-type="float" office:value="74793" calcext:value-type="float">
            <text:p>74.793 </text:p>
          </table:table-cell>
          <table:table-cell table:style-name="ce15" office:value-type="float" office:value="290786" calcext:value-type="float">
            <text:p>290.786 </text:p>
          </table:table-cell>
          <table:table-cell table:style-name="ce15" office:value-type="float" office:value="10161712" calcext:value-type="float">
            <text:p>10.161.712 </text:p>
          </table:table-cell>
          <table:table-cell table:style-name="ce15" office:value-type="float" office:value="72856" calcext:value-type="float">
            <text:p>72.856 </text:p>
          </table:table-cell>
          <table:table-cell table:style-name="ce15" office:value-type="float" office:value="9629570" calcext:value-type="float">
            <text:p>9.629.570 </text:p>
          </table:table-cell>
          <table:table-cell table:style-name="ce15" office:value-type="float" office:value="71314" calcext:value-type="float">
            <text:p>71.314 </text:p>
          </table:table-cell>
          <table:table-cell table:style-name="ce15" office:value-type="float" office:value="15273783" calcext:value-type="float">
            <text:p>15.273.783 </text:p>
          </table:table-cell>
          <table:table-cell table:style-name="ce15" office:value-type="float" office:value="153308878" calcext:value-type="float">
            <text:p>153.308.878 </text:p>
          </table:table-cell>
          <table:table-cell table:style-name="ce15" office:value-type="float" office:value="115331" calcext:value-type="float">
            <text:p>115.331 </text:p>
          </table:table-cell>
          <table:table-cell table:style-name="ce15" office:value-type="float" office:value="29563" calcext:value-type="float">
            <text:p>29.563 </text:p>
          </table:table-cell>
          <table:table-cell table:style-name="ce15" office:value-type="float" office:value="7099" calcext:value-type="float">
            <text:p>7.099 </text:p>
          </table:table-cell>
          <table:table-cell table:style-name="ce15" office:value-type="float" office:value="28467321" calcext:value-type="float">
            <text:p>28.467.321 </text:p>
          </table:table-cell>
          <table:table-cell table:style-name="ce15" office:value-type="float" office:value="1909414" calcext:value-type="float">
            <text:p>1.909.414 </text:p>
          </table:table-cell>
          <table:table-cell table:style-name="ce15" office:value-type="float" office:value="1357794" calcext:value-type="float">
            <text:p>1.357.794 </text:p>
          </table:table-cell>
          <table:table-cell table:style-name="ce15" office:value-type="float" office:value="520445991" calcext:value-type="float">
            <text:p>520.445.991 </text:p>
          </table:table-cell>
          <table:table-cell table:style-name="ce15" office:value-type="float" office:value="25969" calcext:value-type="float">
            <text:p>25.969 </text:p>
          </table:table-cell>
          <table:table-cell table:style-name="ce25" office:value-type="float" office:value="1091981224" calcext:value-type="float">
            <text:p>1.091.981.22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10470734" calcext:value-type="float">
            <text:p>10.470.734 </text:p>
          </table:table-cell>
          <table:table-cell table:style-name="ce15" office:value-type="float" office:value="37960936" calcext:value-type="float">
            <text:p>37.960.936 </text:p>
          </table:table-cell>
          <table:table-cell table:style-name="ce15" office:value-type="float" office:value="331854269" calcext:value-type="float">
            <text:p>331.854.269 </text:p>
          </table:table-cell>
          <table:table-cell table:style-name="ce15" office:value-type="float" office:value="6951917" calcext:value-type="float">
            <text:p>6.951.917 </text:p>
          </table:table-cell>
          <table:table-cell table:style-name="ce15" office:value-type="float" office:value="401141801" calcext:value-type="float">
            <text:p>401.141.801 </text:p>
          </table:table-cell>
          <table:table-cell table:style-name="ce15" office:value-type="float" office:value="266059694" calcext:value-type="float">
            <text:p>266.059.694 </text:p>
          </table:table-cell>
          <table:table-cell table:style-name="ce15" office:value-type="float" office:value="477323982" calcext:value-type="float">
            <text:p>477.323.982 </text:p>
          </table:table-cell>
          <table:table-cell table:style-name="ce15" office:value-type="float" office:value="325460187" calcext:value-type="float">
            <text:p>325.460.187 </text:p>
          </table:table-cell>
          <table:table-cell table:style-name="ce15" office:value-type="float" office:value="193966257" calcext:value-type="float">
            <text:p>193.966.257 </text:p>
          </table:table-cell>
          <table:table-cell table:style-name="ce15" office:value-type="float" office:value="224138521" calcext:value-type="float">
            <text:p>224.138.521 </text:p>
          </table:table-cell>
          <table:table-cell table:style-name="ce15" office:value-type="float" office:value="911352647" calcext:value-type="float">
            <text:p>911.352.647 </text:p>
          </table:table-cell>
          <table:table-cell table:style-name="ce15" office:value-type="float" office:value="67996170" calcext:value-type="float">
            <text:p>67.996.170 </text:p>
          </table:table-cell>
          <table:table-cell table:style-name="ce15" office:value-type="float" office:value="100503758" calcext:value-type="float">
            <text:p>100.503.758 </text:p>
          </table:table-cell>
          <table:table-cell table:style-name="ce15" office:value-type="float" office:value="92750510" calcext:value-type="float">
            <text:p>92.750.510 </text:p>
          </table:table-cell>
          <table:table-cell table:style-name="ce15" office:value-type="float" office:value="65157629" calcext:value-type="float">
            <text:p>65.157.629 </text:p>
          </table:table-cell>
          <table:table-cell table:style-name="ce15" office:value-type="float" office:value="367186023" calcext:value-type="float">
            <text:p>367.186.023 </text:p>
          </table:table-cell>
          <table:table-cell table:style-name="ce15" office:value-type="float" office:value="39613812" calcext:value-type="float">
            <text:p>39.613.812 </text:p>
          </table:table-cell>
          <table:table-cell table:style-name="ce15" office:value-type="float" office:value="951569930" calcext:value-type="float">
            <text:p>951.569.930 </text:p>
          </table:table-cell>
          <table:table-cell table:style-name="ce15" office:value-type="float" office:value="3161392784" calcext:value-type="float">
            <text:p>3.161.392.784 </text:p>
          </table:table-cell>
          <table:table-cell table:style-name="ce15" office:value-type="float" office:value="70466969" calcext:value-type="float">
            <text:p>70.466.969 </text:p>
          </table:table-cell>
          <table:table-cell table:style-name="ce15" office:value-type="float" office:value="27822517" calcext:value-type="float">
            <text:p>27.822.517 </text:p>
          </table:table-cell>
          <table:table-cell table:style-name="ce15" office:value-type="float" office:value="6416238" calcext:value-type="float">
            <text:p>6.416.238 </text:p>
          </table:table-cell>
          <table:table-cell table:style-name="ce15" office:value-type="float" office:value="786126661" calcext:value-type="float">
            <text:p>786.126.661 </text:p>
          </table:table-cell>
          <table:table-cell table:style-name="ce15" office:value-type="float" office:value="791885248" calcext:value-type="float">
            <text:p>791.885.248 </text:p>
          </table:table-cell>
          <table:table-cell table:style-name="ce15" office:value-type="float" office:value="38305971" calcext:value-type="float">
            <text:p>38.305.971 </text:p>
          </table:table-cell>
          <table:table-cell table:style-name="ce15" office:value-type="float" office:value="7234028469" calcext:value-type="float">
            <text:p>7.234.028.469 </text:p>
          </table:table-cell>
          <table:table-cell table:style-name="ce15" office:value-type="float" office:value="19234903" calcext:value-type="float">
            <text:p>19.234.903 </text:p>
          </table:table-cell>
          <table:table-cell table:style-name="ce25" office:value-type="float" office:value="17007138536" calcext:value-type="float">
            <text:p>17.007.138.53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CONTRIBUIÇÃO PARA O PIS/PASEP</text:p>
          </table:table-cell>
          <table:table-cell table:style-name="ce15" office:value-type="float" office:value="3839731" calcext:value-type="float">
            <text:p>3.839.731 </text:p>
          </table:table-cell>
          <table:table-cell table:style-name="ce15" office:value-type="float" office:value="14521275" calcext:value-type="float">
            <text:p>14.521.275 </text:p>
          </table:table-cell>
          <table:table-cell table:style-name="ce15" office:value-type="float" office:value="82043308" calcext:value-type="float">
            <text:p>82.043.308 </text:p>
          </table:table-cell>
          <table:table-cell table:style-name="ce15" office:value-type="float" office:value="3332191" calcext:value-type="float">
            <text:p>3.332.191 </text:p>
          </table:table-cell>
          <table:table-cell table:style-name="ce15" office:value-type="float" office:value="123426079" calcext:value-type="float">
            <text:p>123.426.079 </text:p>
          </table:table-cell>
          <table:table-cell table:style-name="ce15" office:value-type="float" office:value="80257028" calcext:value-type="float">
            <text:p>80.257.028 </text:p>
          </table:table-cell>
          <table:table-cell table:style-name="ce15" office:value-type="float" office:value="373781765" calcext:value-type="float">
            <text:p>373.781.765 </text:p>
          </table:table-cell>
          <table:table-cell table:style-name="ce15" office:value-type="float" office:value="92255031" calcext:value-type="float">
            <text:p>92.255.031 </text:p>
          </table:table-cell>
          <table:table-cell table:style-name="ce15" office:value-type="float" office:value="66669380" calcext:value-type="float">
            <text:p>66.669.380 </text:p>
          </table:table-cell>
          <table:table-cell table:style-name="ce15" office:value-type="float" office:value="60912043" calcext:value-type="float">
            <text:p>60.912.043 </text:p>
          </table:table-cell>
          <table:table-cell table:style-name="ce15" office:value-type="float" office:value="277911460" calcext:value-type="float">
            <text:p>277.911.460 </text:p>
          </table:table-cell>
          <table:table-cell table:style-name="ce15" office:value-type="float" office:value="25919155" calcext:value-type="float">
            <text:p>25.919.155 </text:p>
          </table:table-cell>
          <table:table-cell table:style-name="ce15" office:value-type="float" office:value="36240383" calcext:value-type="float">
            <text:p>36.240.383 </text:p>
          </table:table-cell>
          <table:table-cell table:style-name="ce15" office:value-type="float" office:value="41909166" calcext:value-type="float">
            <text:p>41.909.166 </text:p>
          </table:table-cell>
          <table:table-cell table:style-name="ce15" office:value-type="float" office:value="21736357" calcext:value-type="float">
            <text:p>21.736.357 </text:p>
          </table:table-cell>
          <table:table-cell table:style-name="ce15" office:value-type="float" office:value="105281304" calcext:value-type="float">
            <text:p>105.281.304 </text:p>
          </table:table-cell>
          <table:table-cell table:style-name="ce15" office:value-type="float" office:value="14084117" calcext:value-type="float">
            <text:p>14.084.117 </text:p>
          </table:table-cell>
          <table:table-cell table:style-name="ce15" office:value-type="float" office:value="266384055" calcext:value-type="float">
            <text:p>266.384.055 </text:p>
          </table:table-cell>
          <table:table-cell table:style-name="ce15" office:value-type="float" office:value="821953739" calcext:value-type="float">
            <text:p>821.953.739 </text:p>
          </table:table-cell>
          <table:table-cell table:style-name="ce15" office:value-type="float" office:value="36429683" calcext:value-type="float">
            <text:p>36.429.683 </text:p>
          </table:table-cell>
          <table:table-cell table:style-name="ce15" office:value-type="float" office:value="10475432" calcext:value-type="float">
            <text:p>10.475.432 </text:p>
          </table:table-cell>
          <table:table-cell table:style-name="ce15" office:value-type="float" office:value="5868053" calcext:value-type="float">
            <text:p>5.868.053 </text:p>
          </table:table-cell>
          <table:table-cell table:style-name="ce15" office:value-type="float" office:value="247157634" calcext:value-type="float">
            <text:p>247.157.634 </text:p>
          </table:table-cell>
          <table:table-cell table:style-name="ce15" office:value-type="float" office:value="197445996" calcext:value-type="float">
            <text:p>197.445.996 </text:p>
          </table:table-cell>
          <table:table-cell table:style-name="ce15" office:value-type="float" office:value="16286888" calcext:value-type="float">
            <text:p>16.286.888 </text:p>
          </table:table-cell>
          <table:table-cell table:style-name="ce15" office:value-type="float" office:value="1888900486" calcext:value-type="float">
            <text:p>1.888.900.486 </text:p>
          </table:table-cell>
          <table:table-cell table:style-name="ce15" office:value-type="float" office:value="7687328" calcext:value-type="float">
            <text:p>7.687.328 </text:p>
          </table:table-cell>
          <table:table-cell table:style-name="ce25" office:value-type="float" office:value="4922709068" calcext:value-type="float">
            <text:p>4.922.709.06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480" calcext:value-type="float">
            <text:p>480 </text:p>
          </table:table-cell>
          <table:table-cell table:style-name="ce15" office:value-type="float" office:value="24066" calcext:value-type="float">
            <text:p>24.066 </text:p>
          </table:table-cell>
          <table:table-cell table:style-name="ce15" office:value-type="float" office:value="21137" calcext:value-type="float">
            <text:p>21.137 </text:p>
          </table:table-cell>
          <table:table-cell table:style-name="ce15" office:value-type="float" office:value="4012" calcext:value-type="float">
            <text:p>4.012 </text:p>
          </table:table-cell>
          <table:table-cell table:style-name="ce15" office:value-type="float" office:value="405045" calcext:value-type="float">
            <text:p>405.045 </text:p>
          </table:table-cell>
          <table:table-cell table:style-name="ce15" office:value-type="float" office:value="3538460" calcext:value-type="float">
            <text:p>3.538.460 </text:p>
          </table:table-cell>
          <table:table-cell table:style-name="ce15" office:value-type="float" office:value="50677103" calcext:value-type="float">
            <text:p>50.677.103 </text:p>
          </table:table-cell>
          <table:table-cell table:style-name="ce15" office:value-type="float" office:value="1048721" calcext:value-type="float">
            <text:p>1.048.721 </text:p>
          </table:table-cell>
          <table:table-cell table:style-name="ce15" office:value-type="float" office:value="170106" calcext:value-type="float">
            <text:p>170.106 </text:p>
          </table:table-cell>
          <table:table-cell table:style-name="ce15" office:value-type="float" office:value="9058" calcext:value-type="float">
            <text:p>9.058 </text:p>
          </table:table-cell>
          <table:table-cell table:style-name="ce15" office:value-type="float" office:value="1294664" calcext:value-type="float">
            <text:p>1.294.664 </text:p>
          </table:table-cell>
          <table:table-cell table:style-name="ce15" office:value-type="float" office:value="14378" calcext:value-type="float">
            <text:p>14.378 </text:p>
          </table:table-cell>
          <table:table-cell table:style-name="ce15" office:value-type="float" office:value="51171" calcext:value-type="float">
            <text:p>51.171 </text:p>
          </table:table-cell>
          <table:table-cell table:style-name="ce15" office:value-type="float" office:value="1657247" calcext:value-type="float">
            <text:p>1.657.247 </text:p>
          </table:table-cell>
          <table:table-cell table:style-name="ce15" office:value-type="float" office:value="12572" calcext:value-type="float">
            <text:p>12.572 </text:p>
          </table:table-cell>
          <table:table-cell table:style-name="ce15" office:value-type="float" office:value="1567751" calcext:value-type="float">
            <text:p>1.567.751 </text:p>
          </table:table-cell>
          <table:table-cell table:style-name="ce15" office:value-type="float" office:value="12223" calcext:value-type="float">
            <text:p>12.223 </text:p>
          </table:table-cell>
          <table:table-cell table:style-name="ce15" office:value-type="float" office:value="2491416" calcext:value-type="float">
            <text:p>2.491.416 </text:p>
          </table:table-cell>
          <table:table-cell table:style-name="ce15" office:value-type="float" office:value="25443726" calcext:value-type="float">
            <text:p>25.443.726 </text:p>
          </table:table-cell>
          <table:table-cell table:style-name="ce15" office:value-type="float" office:value="19153" calcext:value-type="float">
            <text:p>19.153 </text:p>
          </table:table-cell>
          <table:table-cell table:style-name="ce15" office:value-type="float" office:value="5539" calcext:value-type="float">
            <text:p>5.539 </text:p>
          </table:table-cell>
          <table:table-cell table:style-name="ce15" office:value-type="float" office:value="1545" calcext:value-type="float">
            <text:p>1.545 </text:p>
          </table:table-cell>
          <table:table-cell table:style-name="ce15" office:value-type="float" office:value="4565044" calcext:value-type="float">
            <text:p>4.565.044 </text:p>
          </table:table-cell>
          <table:table-cell table:style-name="ce15" office:value-type="float" office:value="323435" calcext:value-type="float">
            <text:p>323.435 </text:p>
          </table:table-cell>
          <table:table-cell table:style-name="ce15" office:value-type="float" office:value="67174" calcext:value-type="float">
            <text:p>67.174 </text:p>
          </table:table-cell>
          <table:table-cell table:style-name="ce15" office:value-type="float" office:value="87646357" calcext:value-type="float">
            <text:p>87.646.357 </text:p>
          </table:table-cell>
          <table:table-cell table:style-name="ce15" office:value-type="float" office:value="5118" calcext:value-type="float">
            <text:p>5.118 </text:p>
          </table:table-cell>
          <table:table-cell table:style-name="ce25" office:value-type="float" office:value="181076700" calcext:value-type="float">
            <text:p>181.076.70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3839251" calcext:value-type="float">
            <text:p>3.839.251 </text:p>
          </table:table-cell>
          <table:table-cell table:style-name="ce15" office:value-type="float" office:value="14497210" calcext:value-type="float">
            <text:p>14.497.210 </text:p>
          </table:table-cell>
          <table:table-cell table:style-name="ce15" office:value-type="float" office:value="82022171" calcext:value-type="float">
            <text:p>82.022.171 </text:p>
          </table:table-cell>
          <table:table-cell table:style-name="ce15" office:value-type="float" office:value="3328179" calcext:value-type="float">
            <text:p>3.328.179 </text:p>
          </table:table-cell>
          <table:table-cell table:style-name="ce15" office:value-type="float" office:value="123021034" calcext:value-type="float">
            <text:p>123.021.034 </text:p>
          </table:table-cell>
          <table:table-cell table:style-name="ce15" office:value-type="float" office:value="76718567" calcext:value-type="float">
            <text:p>76.718.567 </text:p>
          </table:table-cell>
          <table:table-cell table:style-name="ce15" office:value-type="float" office:value="323104662" calcext:value-type="float">
            <text:p>323.104.662 </text:p>
          </table:table-cell>
          <table:table-cell table:style-name="ce15" office:value-type="float" office:value="91206310" calcext:value-type="float">
            <text:p>91.206.310 </text:p>
          </table:table-cell>
          <table:table-cell table:style-name="ce15" office:value-type="float" office:value="66499273" calcext:value-type="float">
            <text:p>66.499.273 </text:p>
          </table:table-cell>
          <table:table-cell table:style-name="ce15" office:value-type="float" office:value="60902985" calcext:value-type="float">
            <text:p>60.902.985 </text:p>
          </table:table-cell>
          <table:table-cell table:style-name="ce15" office:value-type="float" office:value="276616796" calcext:value-type="float">
            <text:p>276.616.796 </text:p>
          </table:table-cell>
          <table:table-cell table:style-name="ce15" office:value-type="float" office:value="25904777" calcext:value-type="float">
            <text:p>25.904.777 </text:p>
          </table:table-cell>
          <table:table-cell table:style-name="ce15" office:value-type="float" office:value="36189212" calcext:value-type="float">
            <text:p>36.189.212 </text:p>
          </table:table-cell>
          <table:table-cell table:style-name="ce15" office:value-type="float" office:value="40251919" calcext:value-type="float">
            <text:p>40.251.919 </text:p>
          </table:table-cell>
          <table:table-cell table:style-name="ce15" office:value-type="float" office:value="21723785" calcext:value-type="float">
            <text:p>21.723.785 </text:p>
          </table:table-cell>
          <table:table-cell table:style-name="ce15" office:value-type="float" office:value="103713554" calcext:value-type="float">
            <text:p>103.713.554 </text:p>
          </table:table-cell>
          <table:table-cell table:style-name="ce15" office:value-type="float" office:value="14071894" calcext:value-type="float">
            <text:p>14.071.894 </text:p>
          </table:table-cell>
          <table:table-cell table:style-name="ce15" office:value-type="float" office:value="263892640" calcext:value-type="float">
            <text:p>263.892.640 </text:p>
          </table:table-cell>
          <table:table-cell table:style-name="ce15" office:value-type="float" office:value="796510014" calcext:value-type="float">
            <text:p>796.510.014 </text:p>
          </table:table-cell>
          <table:table-cell table:style-name="ce15" office:value-type="float" office:value="36410530" calcext:value-type="float">
            <text:p>36.410.530 </text:p>
          </table:table-cell>
          <table:table-cell table:style-name="ce15" office:value-type="float" office:value="10469894" calcext:value-type="float">
            <text:p>10.469.894 </text:p>
          </table:table-cell>
          <table:table-cell table:style-name="ce15" office:value-type="float" office:value="5866508" calcext:value-type="float">
            <text:p>5.866.508 </text:p>
          </table:table-cell>
          <table:table-cell table:style-name="ce15" office:value-type="float" office:value="242592590" calcext:value-type="float">
            <text:p>242.592.590 </text:p>
          </table:table-cell>
          <table:table-cell table:style-name="ce15" office:value-type="float" office:value="197122561" calcext:value-type="float">
            <text:p>197.122.561 </text:p>
          </table:table-cell>
          <table:table-cell table:style-name="ce15" office:value-type="float" office:value="16219714" calcext:value-type="float">
            <text:p>16.219.714 </text:p>
          </table:table-cell>
          <table:table-cell table:style-name="ce15" office:value-type="float" office:value="1801254129" calcext:value-type="float">
            <text:p>1.801.254.129 </text:p>
          </table:table-cell>
          <table:table-cell table:style-name="ce15" office:value-type="float" office:value="7682211" calcext:value-type="float">
            <text:p>7.682.211 </text:p>
          </table:table-cell>
          <table:table-cell table:style-name="ce25" office:value-type="float" office:value="4741632368" calcext:value-type="float">
            <text:p>4.741.632.36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CSLL</text:p>
          </table:table-cell>
          <table:table-cell table:style-name="ce15" office:value-type="float" office:value="6772037" calcext:value-type="float">
            <text:p>6.772.037 </text:p>
          </table:table-cell>
          <table:table-cell table:style-name="ce15" office:value-type="float" office:value="22970092" calcext:value-type="float">
            <text:p>22.970.092 </text:p>
          </table:table-cell>
          <table:table-cell table:style-name="ce15" office:value-type="float" office:value="106280286" calcext:value-type="float">
            <text:p>106.280.286 </text:p>
          </table:table-cell>
          <table:table-cell table:style-name="ce15" office:value-type="float" office:value="3734853" calcext:value-type="float">
            <text:p>3.734.853 </text:p>
          </table:table-cell>
          <table:table-cell table:style-name="ce15" office:value-type="float" office:value="160375971" calcext:value-type="float">
            <text:p>160.375.971 </text:p>
          </table:table-cell>
          <table:table-cell table:style-name="ce15" office:value-type="float" office:value="134230922" calcext:value-type="float">
            <text:p>134.230.922 </text:p>
          </table:table-cell>
          <table:table-cell table:style-name="ce15" office:value-type="float" office:value="699640189" calcext:value-type="float">
            <text:p>699.640.189 </text:p>
          </table:table-cell>
          <table:table-cell table:style-name="ce15" office:value-type="float" office:value="142370301" calcext:value-type="float">
            <text:p>142.370.301 </text:p>
          </table:table-cell>
          <table:table-cell table:style-name="ce15" office:value-type="float" office:value="134996693" calcext:value-type="float">
            <text:p>134.996.693 </text:p>
          </table:table-cell>
          <table:table-cell table:style-name="ce15" office:value-type="float" office:value="58538332" calcext:value-type="float">
            <text:p>58.538.332 </text:p>
          </table:table-cell>
          <table:table-cell table:style-name="ce15" office:value-type="float" office:value="771276622" calcext:value-type="float">
            <text:p>771.276.622 </text:p>
          </table:table-cell>
          <table:table-cell table:style-name="ce15" office:value-type="float" office:value="79644666" calcext:value-type="float">
            <text:p>79.644.666 </text:p>
          </table:table-cell>
          <table:table-cell table:style-name="ce15" office:value-type="float" office:value="72627083" calcext:value-type="float">
            <text:p>72.627.083 </text:p>
          </table:table-cell>
          <table:table-cell table:style-name="ce15" office:value-type="float" office:value="71199589" calcext:value-type="float">
            <text:p>71.199.589 </text:p>
          </table:table-cell>
          <table:table-cell table:style-name="ce15" office:value-type="float" office:value="42210912" calcext:value-type="float">
            <text:p>42.210.912 </text:p>
          </table:table-cell>
          <table:table-cell table:style-name="ce15" office:value-type="float" office:value="239009414" calcext:value-type="float">
            <text:p>239.009.414 </text:p>
          </table:table-cell>
          <table:table-cell table:style-name="ce15" office:value-type="float" office:value="27196379" calcext:value-type="float">
            <text:p>27.196.379 </text:p>
          </table:table-cell>
          <table:table-cell table:style-name="ce15" office:value-type="float" office:value="493302281" calcext:value-type="float">
            <text:p>493.302.281 </text:p>
          </table:table-cell>
          <table:table-cell table:style-name="ce15" office:value-type="float" office:value="1852164899" calcext:value-type="float">
            <text:p>1.852.164.899 </text:p>
          </table:table-cell>
          <table:table-cell table:style-name="ce15" office:value-type="float" office:value="45078424" calcext:value-type="float">
            <text:p>45.078.424 </text:p>
          </table:table-cell>
          <table:table-cell table:style-name="ce15" office:value-type="float" office:value="20780719" calcext:value-type="float">
            <text:p>20.780.719 </text:p>
          </table:table-cell>
          <table:table-cell table:style-name="ce15" office:value-type="float" office:value="6179477" calcext:value-type="float">
            <text:p>6.179.477 </text:p>
          </table:table-cell>
          <table:table-cell table:style-name="ce15" office:value-type="float" office:value="554127225" calcext:value-type="float">
            <text:p>554.127.225 </text:p>
          </table:table-cell>
          <table:table-cell table:style-name="ce15" office:value-type="float" office:value="376178114" calcext:value-type="float">
            <text:p>376.178.114 </text:p>
          </table:table-cell>
          <table:table-cell table:style-name="ce15" office:value-type="float" office:value="25069608" calcext:value-type="float">
            <text:p>25.069.608 </text:p>
          </table:table-cell>
          <table:table-cell table:style-name="ce15" office:value-type="float" office:value="5216854357" calcext:value-type="float">
            <text:p>5.216.854.357 </text:p>
          </table:table-cell>
          <table:table-cell table:style-name="ce15" office:value-type="float" office:value="15877284" calcext:value-type="float">
            <text:p>15.877.284 </text:p>
          </table:table-cell>
          <table:table-cell table:style-name="ce25" office:value-type="float" office:value="11378686727" calcext:value-type="float">
            <text:p>11.378.686.72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2"/>FINANCEIRAS</text:p>
          </table:table-cell>
          <table:table-cell table:style-name="ce15" office:value-type="float" office:value="6332" calcext:value-type="float">
            <text:p>6.332 </text:p>
          </table:table-cell>
          <table:table-cell table:style-name="ce15" office:value-type="float" office:value="12347" calcext:value-type="float">
            <text:p>12.347 </text:p>
          </table:table-cell>
          <table:table-cell table:style-name="ce15" office:value-type="float" office:value="1169417" calcext:value-type="float">
            <text:p>1.169.417 </text:p>
          </table:table-cell>
          <table:table-cell table:style-name="ce15" office:value-type="float" office:value="1870" calcext:value-type="float">
            <text:p>1.870 </text:p>
          </table:table-cell>
          <table:table-cell table:style-name="ce15" office:value-type="float" office:value="3120302" calcext:value-type="float">
            <text:p>3.120.302 </text:p>
          </table:table-cell>
          <table:table-cell table:style-name="ce15" office:value-type="float" office:value="7898527" calcext:value-type="float">
            <text:p>7.898.527 </text:p>
          </table:table-cell>
          <table:table-cell table:style-name="ce15" office:value-type="float" office:value="232038809" calcext:value-type="float">
            <text:p>232.038.809 </text:p>
          </table:table-cell>
          <table:table-cell table:style-name="ce15" office:value-type="float" office:value="2957340" calcext:value-type="float">
            <text:p>2.957.340 </text:p>
          </table:table-cell>
          <table:table-cell table:style-name="ce15" office:value-type="float" office:value="1246293" calcext:value-type="float">
            <text:p>1.246.293 </text:p>
          </table:table-cell>
          <table:table-cell table:style-name="ce15" office:value-type="float" office:value="7813" calcext:value-type="float">
            <text:p>7.813 </text:p>
          </table:table-cell>
          <table:table-cell table:style-name="ce15" office:value-type="float" office:value="16706957" calcext:value-type="float">
            <text:p>16.706.957 </text:p>
          </table:table-cell>
          <table:table-cell table:style-name="ce15" office:value-type="float" office:value="19469" calcext:value-type="float">
            <text:p>19.469 </text:p>
          </table:table-cell>
          <table:table-cell table:style-name="ce15" office:value-type="float" office:value="301796" calcext:value-type="float">
            <text:p>301.796 </text:p>
          </table:table-cell>
          <table:table-cell table:style-name="ce15" office:value-type="float" office:value="9479930" calcext:value-type="float">
            <text:p>9.479.930 </text:p>
          </table:table-cell>
          <table:table-cell table:style-name="ce15" office:value-type="float" office:value="60098" calcext:value-type="float">
            <text:p>60.098 </text:p>
          </table:table-cell>
          <table:table-cell table:style-name="ce15" office:value-type="float" office:value="71680790" calcext:value-type="float">
            <text:p>71.680.790 </text:p>
          </table:table-cell>
          <table:table-cell table:style-name="ce15" office:value-type="float" office:value="24809" calcext:value-type="float">
            <text:p>24.809 </text:p>
          </table:table-cell>
          <table:table-cell table:style-name="ce15" office:value-type="float" office:value="70033210" calcext:value-type="float">
            <text:p>70.033.210 </text:p>
          </table:table-cell>
          <table:table-cell table:style-name="ce15" office:value-type="float" office:value="634802885" calcext:value-type="float">
            <text:p>634.802.885 </text:p>
          </table:table-cell>
          <table:table-cell table:style-name="ce15" office:value-type="float" office:value="130571" calcext:value-type="float">
            <text:p>130.571 </text:p>
          </table:table-cell>
          <table:table-cell table:style-name="ce15" office:value-type="float" office:value="64905" calcext:value-type="float">
            <text:p>64.905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30287783" calcext:value-type="float">
            <text:p>130.287.783 </text:p>
          </table:table-cell>
          <table:table-cell table:style-name="ce15" office:value-type="float" office:value="8986457" calcext:value-type="float">
            <text:p>8.986.457 </text:p>
          </table:table-cell>
          <table:table-cell table:style-name="ce15" office:value-type="float" office:value="35069" calcext:value-type="float">
            <text:p>35.069 </text:p>
          </table:table-cell>
          <table:table-cell table:style-name="ce15" office:value-type="float" office:value="1984824490" calcext:value-type="float">
            <text:p>1.984.824.490 </text:p>
          </table:table-cell>
          <table:table-cell table:style-name="ce15" office:value-type="float" office:value="6670" calcext:value-type="float">
            <text:p>6.670 </text:p>
          </table:table-cell>
          <table:table-cell table:style-name="ce25" office:value-type="float" office:value="3175904939" calcext:value-type="float">
            <text:p>3.175.904.93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<text:s text:c="2"/>DEMAIS</text:p>
          </table:table-cell>
          <table:table-cell table:style-name="ce15" office:value-type="float" office:value="6765705" calcext:value-type="float">
            <text:p>6.765.705 </text:p>
          </table:table-cell>
          <table:table-cell table:style-name="ce15" office:value-type="float" office:value="22957745" calcext:value-type="float">
            <text:p>22.957.745 </text:p>
          </table:table-cell>
          <table:table-cell table:style-name="ce15" office:value-type="float" office:value="105110869" calcext:value-type="float">
            <text:p>105.110.869 </text:p>
          </table:table-cell>
          <table:table-cell table:style-name="ce15" office:value-type="float" office:value="3732982" calcext:value-type="float">
            <text:p>3.732.982 </text:p>
          </table:table-cell>
          <table:table-cell table:style-name="ce15" office:value-type="float" office:value="157255668" calcext:value-type="float">
            <text:p>157.255.668 </text:p>
          </table:table-cell>
          <table:table-cell table:style-name="ce15" office:value-type="float" office:value="126332395" calcext:value-type="float">
            <text:p>126.332.395 </text:p>
          </table:table-cell>
          <table:table-cell table:style-name="ce15" office:value-type="float" office:value="467601380" calcext:value-type="float">
            <text:p>467.601.380 </text:p>
          </table:table-cell>
          <table:table-cell table:style-name="ce15" office:value-type="float" office:value="139412960" calcext:value-type="float">
            <text:p>139.412.960 </text:p>
          </table:table-cell>
          <table:table-cell table:style-name="ce15" office:value-type="float" office:value="133750400" calcext:value-type="float">
            <text:p>133.750.400 </text:p>
          </table:table-cell>
          <table:table-cell table:style-name="ce15" office:value-type="float" office:value="58530519" calcext:value-type="float">
            <text:p>58.530.519 </text:p>
          </table:table-cell>
          <table:table-cell table:style-name="ce15" office:value-type="float" office:value="754569666" calcext:value-type="float">
            <text:p>754.569.666 </text:p>
          </table:table-cell>
          <table:table-cell table:style-name="ce15" office:value-type="float" office:value="79625197" calcext:value-type="float">
            <text:p>79.625.197 </text:p>
          </table:table-cell>
          <table:table-cell table:style-name="ce15" office:value-type="float" office:value="72325287" calcext:value-type="float">
            <text:p>72.325.287 </text:p>
          </table:table-cell>
          <table:table-cell table:style-name="ce15" office:value-type="float" office:value="61719659" calcext:value-type="float">
            <text:p>61.719.659 </text:p>
          </table:table-cell>
          <table:table-cell table:style-name="ce15" office:value-type="float" office:value="42150814" calcext:value-type="float">
            <text:p>42.150.814 </text:p>
          </table:table-cell>
          <table:table-cell table:style-name="ce15" office:value-type="float" office:value="167328624" calcext:value-type="float">
            <text:p>167.328.624 </text:p>
          </table:table-cell>
          <table:table-cell table:style-name="ce15" office:value-type="float" office:value="27171570" calcext:value-type="float">
            <text:p>27.171.570 </text:p>
          </table:table-cell>
          <table:table-cell table:style-name="ce15" office:value-type="float" office:value="423269071" calcext:value-type="float">
            <text:p>423.269.071 </text:p>
          </table:table-cell>
          <table:table-cell table:style-name="ce15" office:value-type="float" office:value="1217362014" calcext:value-type="float">
            <text:p>1.217.362.014 </text:p>
          </table:table-cell>
          <table:table-cell table:style-name="ce15" office:value-type="float" office:value="44947853" calcext:value-type="float">
            <text:p>44.947.853 </text:p>
          </table:table-cell>
          <table:table-cell table:style-name="ce15" office:value-type="float" office:value="20715813" calcext:value-type="float">
            <text:p>20.715.813 </text:p>
          </table:table-cell>
          <table:table-cell table:style-name="ce15" office:value-type="float" office:value="6179477" calcext:value-type="float">
            <text:p>6.179.477 </text:p>
          </table:table-cell>
          <table:table-cell table:style-name="ce15" office:value-type="float" office:value="423839442" calcext:value-type="float">
            <text:p>423.839.442 </text:p>
          </table:table-cell>
          <table:table-cell table:style-name="ce15" office:value-type="float" office:value="367191656" calcext:value-type="float">
            <text:p>367.191.656 </text:p>
          </table:table-cell>
          <table:table-cell table:style-name="ce15" office:value-type="float" office:value="25034539" calcext:value-type="float">
            <text:p>25.034.539 </text:p>
          </table:table-cell>
          <table:table-cell table:style-name="ce15" office:value-type="float" office:value="3232029868" calcext:value-type="float">
            <text:p>3.232.029.868 </text:p>
          </table:table-cell>
          <table:table-cell table:style-name="ce15" office:value-type="float" office:value="15870615" calcext:value-type="float">
            <text:p>15.870.615 </text:p>
          </table:table-cell>
          <table:table-cell table:style-name="ce25" office:value-type="float" office:value="8202781787" calcext:value-type="float">
            <text:p>8.202.781.78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CIDE-COMBUSTÍVEIS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2274" calcext:value-type="float">
            <text:p>12.274 </text:p>
          </table:table-cell>
          <table:table-cell table:number-columns-repeated="5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9990" calcext:value-type="float">
            <text:p>29.990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6553" calcext:value-type="float">
            <text:p>6.553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61853" calcext:value-type="float">
            <text:p>61.853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-3" calcext:value-type="float">
            <text:p>(3)</text:p>
          </table:table-cell>
          <table:table-cell table:style-name="ce15" office:value-type="float" office:value="11584" calcext:value-type="float">
            <text:p>11.584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63171" calcext:value-type="float">
            <text:p>263.171 </text:p>
          </table:table-cell>
          <table:table-cell table:style-name="ce15" office:value-type="float" office:value="1452" calcext:value-type="float">
            <text:p>1.452 </text:p>
          </table:table-cell>
          <table:table-cell table:number-columns-repeated="3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8464" calcext:value-type="float">
            <text:p>8.464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66771" calcext:value-type="float">
            <text:p>66.771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462107" calcext:value-type="float">
            <text:p>462.10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CPSSS - Contrib. p/ o Plano de Segurid. Social Serv. Público</text:p>
          </table:table-cell>
          <table:table-cell table:style-name="ce15" office:value-type="float" office:value="5012934" calcext:value-type="float">
            <text:p>5.012.934 </text:p>
          </table:table-cell>
          <table:table-cell table:style-name="ce15" office:value-type="float" office:value="19047228" calcext:value-type="float">
            <text:p>19.047.228 </text:p>
          </table:table-cell>
          <table:table-cell table:style-name="ce15" office:value-type="float" office:value="19816486" calcext:value-type="float">
            <text:p>19.816.486 </text:p>
          </table:table-cell>
          <table:table-cell table:style-name="ce15" office:value-type="float" office:value="14484990" calcext:value-type="float">
            <text:p>14.484.990 </text:p>
          </table:table-cell>
          <table:table-cell table:style-name="ce15" office:value-type="float" office:value="49619793" calcext:value-type="float">
            <text:p>49.619.793 </text:p>
          </table:table-cell>
          <table:table-cell table:style-name="ce15" office:value-type="float" office:value="34437934" calcext:value-type="float">
            <text:p>34.437.934 </text:p>
          </table:table-cell>
          <table:table-cell table:style-name="ce15" office:value-type="float" office:value="1343455899" calcext:value-type="float">
            <text:p>1.343.455.899 </text:p>
          </table:table-cell>
          <table:table-cell table:style-name="ce15" office:value-type="float" office:value="23926557" calcext:value-type="float">
            <text:p>23.926.557 </text:p>
          </table:table-cell>
          <table:table-cell table:style-name="ce15" office:value-type="float" office:value="28202089" calcext:value-type="float">
            <text:p>28.202.089 </text:p>
          </table:table-cell>
          <table:table-cell table:style-name="ce15" office:value-type="float" office:value="10636880" calcext:value-type="float">
            <text:p>10.636.880 </text:p>
          </table:table-cell>
          <table:table-cell table:style-name="ce15" office:value-type="float" office:value="138465714" calcext:value-type="float">
            <text:p>138.465.714 </text:p>
          </table:table-cell>
          <table:table-cell table:style-name="ce15" office:value-type="float" office:value="16309628" calcext:value-type="float">
            <text:p>16.309.628 </text:p>
          </table:table-cell>
          <table:table-cell table:style-name="ce15" office:value-type="float" office:value="15115038" calcext:value-type="float">
            <text:p>15.115.038 </text:p>
          </table:table-cell>
          <table:table-cell table:style-name="ce15" office:value-type="float" office:value="28929108" calcext:value-type="float">
            <text:p>28.929.108 </text:p>
          </table:table-cell>
          <table:table-cell table:style-name="ce15" office:value-type="float" office:value="48125275" calcext:value-type="float">
            <text:p>48.125.275 </text:p>
          </table:table-cell>
          <table:table-cell table:style-name="ce15" office:value-type="float" office:value="48396305" calcext:value-type="float">
            <text:p>48.396.305 </text:p>
          </table:table-cell>
          <table:table-cell table:style-name="ce15" office:value-type="float" office:value="14149616" calcext:value-type="float">
            <text:p>14.149.616 </text:p>
          </table:table-cell>
          <table:table-cell table:style-name="ce15" office:value-type="float" office:value="51371087" calcext:value-type="float">
            <text:p>51.371.087 </text:p>
          </table:table-cell>
          <table:table-cell table:style-name="ce15" office:value-type="float" office:value="190958642" calcext:value-type="float">
            <text:p>190.958.642 </text:p>
          </table:table-cell>
          <table:table-cell table:style-name="ce15" office:value-type="float" office:value="27945414" calcext:value-type="float">
            <text:p>27.945.414 </text:p>
          </table:table-cell>
          <table:table-cell table:style-name="ce15" office:value-type="float" office:value="17318193" calcext:value-type="float">
            <text:p>17.318.193 </text:p>
          </table:table-cell>
          <table:table-cell table:style-name="ce15" office:value-type="float" office:value="11993224" calcext:value-type="float">
            <text:p>11.993.224 </text:p>
          </table:table-cell>
          <table:table-cell table:style-name="ce15" office:value-type="float" office:value="89497908" calcext:value-type="float">
            <text:p>89.497.908 </text:p>
          </table:table-cell>
          <table:table-cell table:style-name="ce15" office:value-type="float" office:value="38095274" calcext:value-type="float">
            <text:p>38.095.274 </text:p>
          </table:table-cell>
          <table:table-cell table:style-name="ce15" office:value-type="float" office:value="11195512" calcext:value-type="float">
            <text:p>11.195.512 </text:p>
          </table:table-cell>
          <table:table-cell table:style-name="ce15" office:value-type="float" office:value="106793516" calcext:value-type="float">
            <text:p>106.793.516 </text:p>
          </table:table-cell>
          <table:table-cell table:style-name="ce15" office:value-type="float" office:value="8105766" calcext:value-type="float">
            <text:p>8.105.766 </text:p>
          </table:table-cell>
          <table:table-cell table:style-name="ce25" office:value-type="float" office:value="2411406010" calcext:value-type="float">
            <text:p>2.411.406.01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 calcext:value-type="string">
            <text:p>OUTRAS RECEITAS ADMINISTRADAS</text:p>
          </table:table-cell>
          <table:table-cell table:style-name="ce15" office:value-type="float" office:value="1686742" calcext:value-type="float">
            <text:p>1.686.742 </text:p>
          </table:table-cell>
          <table:table-cell table:style-name="ce15" office:value-type="float" office:value="6256298" calcext:value-type="float">
            <text:p>6.256.298 </text:p>
          </table:table-cell>
          <table:table-cell table:style-name="ce15" office:value-type="float" office:value="34132601" calcext:value-type="float">
            <text:p>34.132.601 </text:p>
          </table:table-cell>
          <table:table-cell table:style-name="ce15" office:value-type="float" office:value="2547038" calcext:value-type="float">
            <text:p>2.547.038 </text:p>
          </table:table-cell>
          <table:table-cell table:style-name="ce15" office:value-type="float" office:value="30349273" calcext:value-type="float">
            <text:p>30.349.273 </text:p>
          </table:table-cell>
          <table:table-cell table:style-name="ce15" office:value-type="float" office:value="36878428" calcext:value-type="float">
            <text:p>36.878.428 </text:p>
          </table:table-cell>
          <table:table-cell table:style-name="ce15" office:value-type="float" office:value="701981749" calcext:value-type="float">
            <text:p>701.981.749 </text:p>
          </table:table-cell>
          <table:table-cell table:style-name="ce15" office:value-type="float" office:value="17560790" calcext:value-type="float">
            <text:p>17.560.790 </text:p>
          </table:table-cell>
          <table:table-cell table:style-name="ce15" office:value-type="float" office:value="19035094" calcext:value-type="float">
            <text:p>19.035.094 </text:p>
          </table:table-cell>
          <table:table-cell table:style-name="ce15" office:value-type="float" office:value="7855913" calcext:value-type="float">
            <text:p>7.855.913 </text:p>
          </table:table-cell>
          <table:table-cell table:style-name="ce15" office:value-type="float" office:value="76918563" calcext:value-type="float">
            <text:p>76.918.563 </text:p>
          </table:table-cell>
          <table:table-cell table:style-name="ce15" office:value-type="float" office:value="9322474" calcext:value-type="float">
            <text:p>9.322.474 </text:p>
          </table:table-cell>
          <table:table-cell table:style-name="ce15" office:value-type="float" office:value="17855238" calcext:value-type="float">
            <text:p>17.855.238 </text:p>
          </table:table-cell>
          <table:table-cell table:style-name="ce15" office:value-type="float" office:value="19920781" calcext:value-type="float">
            <text:p>19.920.781 </text:p>
          </table:table-cell>
          <table:table-cell table:style-name="ce15" office:value-type="float" office:value="7876359" calcext:value-type="float">
            <text:p>7.876.359 </text:p>
          </table:table-cell>
          <table:table-cell table:style-name="ce15" office:value-type="float" office:value="34107769" calcext:value-type="float">
            <text:p>34.107.769 </text:p>
          </table:table-cell>
          <table:table-cell table:style-name="ce15" office:value-type="float" office:value="4514150" calcext:value-type="float">
            <text:p>4.514.150 </text:p>
          </table:table-cell>
          <table:table-cell table:style-name="ce15" office:value-type="float" office:value="86812187" calcext:value-type="float">
            <text:p>86.812.187 </text:p>
          </table:table-cell>
          <table:table-cell table:style-name="ce15" office:value-type="float" office:value="366457727" calcext:value-type="float">
            <text:p>366.457.727 </text:p>
          </table:table-cell>
          <table:table-cell table:style-name="ce15" office:value-type="float" office:value="9198817" calcext:value-type="float">
            <text:p>9.198.817 </text:p>
          </table:table-cell>
          <table:table-cell table:style-name="ce15" office:value-type="float" office:value="3744780" calcext:value-type="float">
            <text:p>3.744.780 </text:p>
          </table:table-cell>
          <table:table-cell table:style-name="ce15" office:value-type="float" office:value="1932150" calcext:value-type="float">
            <text:p>1.932.150 </text:p>
          </table:table-cell>
          <table:table-cell table:style-name="ce15" office:value-type="float" office:value="54338015" calcext:value-type="float">
            <text:p>54.338.015 </text:p>
          </table:table-cell>
          <table:table-cell table:style-name="ce15" office:value-type="float" office:value="54278300" calcext:value-type="float">
            <text:p>54.278.300 </text:p>
          </table:table-cell>
          <table:table-cell table:style-name="ce15" office:value-type="float" office:value="7379250" calcext:value-type="float">
            <text:p>7.379.250 </text:p>
          </table:table-cell>
          <table:table-cell table:style-name="ce15" office:value-type="float" office:value="809064080" calcext:value-type="float">
            <text:p>809.064.080 </text:p>
          </table:table-cell>
          <table:table-cell table:style-name="ce15" office:value-type="float" office:value="3108947" calcext:value-type="float">
            <text:p>3.108.947 </text:p>
          </table:table-cell>
          <table:table-cell table:style-name="ce25" office:value-type="float" office:value="2425113514" calcext:value-type="float">
            <text:p>2.425.113.514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9" office:value-type="string" calcext:value-type="string">
            <text:p>SUBTOTAL [A]</text:p>
          </table:table-cell>
          <table:table-cell table:style-name="ce16" office:value-type="float" office:value="49209046" calcext:value-type="float">
            <text:p>49.209.046 </text:p>
          </table:table-cell>
          <table:table-cell table:style-name="ce16" office:value-type="float" office:value="174628630" calcext:value-type="float">
            <text:p>174.628.630 </text:p>
          </table:table-cell>
          <table:table-cell table:style-name="ce16" office:value-type="float" office:value="920000254" calcext:value-type="float">
            <text:p>920.000.254 </text:p>
          </table:table-cell>
          <table:table-cell table:style-name="ce16" office:value-type="float" office:value="47065581" calcext:value-type="float">
            <text:p>47.065.581 </text:p>
          </table:table-cell>
          <table:table-cell table:style-name="ce16" office:value-type="float" office:value="1432993440" calcext:value-type="float">
            <text:p>1.432.993.440 </text:p>
          </table:table-cell>
          <table:table-cell table:style-name="ce16" office:value-type="float" office:value="1077245755" calcext:value-type="float">
            <text:p>1.077.245.755 </text:p>
          </table:table-cell>
          <table:table-cell table:style-name="ce16" office:value-type="float" office:value="8458881829" calcext:value-type="float">
            <text:p>8.458.881.829 </text:p>
          </table:table-cell>
          <table:table-cell table:style-name="ce16" office:value-type="float" office:value="1468851998" calcext:value-type="float">
            <text:p>1.468.851.998 </text:p>
          </table:table-cell>
          <table:table-cell table:style-name="ce16" office:value-type="float" office:value="913325858" calcext:value-type="float">
            <text:p>913.325.858 </text:p>
          </table:table-cell>
          <table:table-cell table:style-name="ce16" office:value-type="float" office:value="475733890" calcext:value-type="float">
            <text:p>475.733.890 </text:p>
          </table:table-cell>
          <table:table-cell table:style-name="ce16" office:value-type="float" office:value="5953987317" calcext:value-type="float">
            <text:p>5.953.987.317 </text:p>
          </table:table-cell>
          <table:table-cell table:style-name="ce16" office:value-type="float" office:value="448651255" calcext:value-type="float">
            <text:p>448.651.255 </text:p>
          </table:table-cell>
          <table:table-cell table:style-name="ce16" office:value-type="float" office:value="486333568" calcext:value-type="float">
            <text:p>486.333.568 </text:p>
          </table:table-cell>
          <table:table-cell table:style-name="ce16" office:value-type="float" office:value="487187618" calcext:value-type="float">
            <text:p>487.187.618 </text:p>
          </table:table-cell>
          <table:table-cell table:style-name="ce16" office:value-type="float" office:value="317503714" calcext:value-type="float">
            <text:p>317.503.714 </text:p>
          </table:table-cell>
          <table:table-cell table:style-name="ce16" office:value-type="float" office:value="1573867722" calcext:value-type="float">
            <text:p>1.573.867.722 </text:p>
          </table:table-cell>
          <table:table-cell table:style-name="ce16" office:value-type="float" office:value="182982302" calcext:value-type="float">
            <text:p>182.982.302 </text:p>
          </table:table-cell>
          <table:table-cell table:style-name="ce16" office:value-type="float" office:value="4322694011" calcext:value-type="float">
            <text:p>4.322.694.011 </text:p>
          </table:table-cell>
          <table:table-cell table:style-name="ce16" office:value-type="float" office:value="13728750553" calcext:value-type="float">
            <text:p>13.728.750.553 </text:p>
          </table:table-cell>
          <table:table-cell table:style-name="ce16" office:value-type="float" office:value="317913331" calcext:value-type="float">
            <text:p>317.913.331 </text:p>
          </table:table-cell>
          <table:table-cell table:style-name="ce16" office:value-type="float" office:value="146635067" calcext:value-type="float">
            <text:p>146.635.067 </text:p>
          </table:table-cell>
          <table:table-cell table:style-name="ce16" office:value-type="float" office:value="49947518" calcext:value-type="float">
            <text:p>49.947.518 </text:p>
          </table:table-cell>
          <table:table-cell table:style-name="ce16" office:value-type="float" office:value="4487096291" calcext:value-type="float">
            <text:p>4.487.096.291 </text:p>
          </table:table-cell>
          <table:table-cell table:style-name="ce16" office:value-type="float" office:value="3490252850" calcext:value-type="float">
            <text:p>3.490.252.850 </text:p>
          </table:table-cell>
          <table:table-cell table:style-name="ce16" office:value-type="float" office:value="199574930" calcext:value-type="float">
            <text:p>199.574.930 </text:p>
          </table:table-cell>
          <table:table-cell table:style-name="ce16" office:value-type="float" office:value="39085109791" calcext:value-type="float">
            <text:p>39.085.109.791 </text:p>
          </table:table-cell>
          <table:table-cell table:style-name="ce16" office:value-type="float" office:value="105149761" calcext:value-type="float">
            <text:p>105.149.761 </text:p>
          </table:table-cell>
          <table:table-cell table:style-name="ce26" office:value-type="float" office:value="90401573880" calcext:value-type="float">
            <text:p>90.401.573.880 </text:p>
          </table:table-cell>
          <table:table-cell table:style-name="ce19"/>
          <table:table-cell table:style-name="ce30" table:number-columns-repeated="994"/>
        </table:table-row>
        <table:table-row table:style-name="ro9">
          <table:table-cell table:style-name="ce10" office:value-type="string" calcext:value-type="string">
            <text:p>RECEITA PREVIDENCIÁRIA [B]</text:p>
          </table:table-cell>
          <table:table-cell table:style-name="ce17" office:value-type="float" office:value="50113782" calcext:value-type="float">
            <text:p>50.113.782 </text:p>
          </table:table-cell>
          <table:table-cell table:style-name="ce17" office:value-type="float" office:value="125946629" calcext:value-type="float">
            <text:p>125.946.629 </text:p>
          </table:table-cell>
          <table:table-cell table:style-name="ce17" office:value-type="float" office:value="236168095" calcext:value-type="float">
            <text:p>236.168.095 </text:p>
          </table:table-cell>
          <table:table-cell table:style-name="ce17" office:value-type="float" office:value="36366118" calcext:value-type="float">
            <text:p>36.366.118 </text:p>
          </table:table-cell>
          <table:table-cell table:style-name="ce17" office:value-type="float" office:value="753107058" calcext:value-type="float">
            <text:p>753.107.058 </text:p>
          </table:table-cell>
          <table:table-cell table:style-name="ce17" office:value-type="float" office:value="555794714" calcext:value-type="float">
            <text:p>555.794.714 </text:p>
          </table:table-cell>
          <table:table-cell table:style-name="ce17" office:value-type="float" office:value="1561048672" calcext:value-type="float">
            <text:p>1.561.048.672 </text:p>
          </table:table-cell>
          <table:table-cell table:style-name="ce17" office:value-type="float" office:value="457787392" calcext:value-type="float">
            <text:p>457.787.392 </text:p>
          </table:table-cell>
          <table:table-cell table:style-name="ce17" office:value-type="float" office:value="425845239" calcext:value-type="float">
            <text:p>425.845.239 </text:p>
          </table:table-cell>
          <table:table-cell table:style-name="ce17" office:value-type="float" office:value="184868688" calcext:value-type="float">
            <text:p>184.868.688 </text:p>
          </table:table-cell>
          <table:table-cell table:style-name="ce17" office:value-type="float" office:value="2168173591" calcext:value-type="float">
            <text:p>2.168.173.591 </text:p>
          </table:table-cell>
          <table:table-cell table:style-name="ce17" office:value-type="float" office:value="236494738" calcext:value-type="float">
            <text:p>236.494.738 </text:p>
          </table:table-cell>
          <table:table-cell table:style-name="ce17" office:value-type="float" office:value="272358175" calcext:value-type="float">
            <text:p>272.358.175 </text:p>
          </table:table-cell>
          <table:table-cell table:style-name="ce17" office:value-type="float" office:value="334508834" calcext:value-type="float">
            <text:p>334.508.834 </text:p>
          </table:table-cell>
          <table:table-cell table:style-name="ce17" office:value-type="float" office:value="201254105" calcext:value-type="float">
            <text:p>201.254.105 </text:p>
          </table:table-cell>
          <table:table-cell table:style-name="ce17" office:value-type="float" office:value="597932643" calcext:value-type="float">
            <text:p>597.932.643 </text:p>
          </table:table-cell>
          <table:table-cell table:style-name="ce17" office:value-type="float" office:value="121955635" calcext:value-type="float">
            <text:p>121.955.635 </text:p>
          </table:table-cell>
          <table:table-cell table:style-name="ce17" office:value-type="float" office:value="1662690300" calcext:value-type="float">
            <text:p>1.662.690.300 </text:p>
          </table:table-cell>
          <table:table-cell table:style-name="ce17" office:value-type="float" office:value="3951243143" calcext:value-type="float">
            <text:p>3.951.243.143 </text:p>
          </table:table-cell>
          <table:table-cell table:style-name="ce17" office:value-type="float" office:value="186615230" calcext:value-type="float">
            <text:p>186.615.230 </text:p>
          </table:table-cell>
          <table:table-cell table:style-name="ce17" office:value-type="float" office:value="95610025" calcext:value-type="float">
            <text:p>95.610.025 </text:p>
          </table:table-cell>
          <table:table-cell table:style-name="ce17" office:value-type="float" office:value="31648662" calcext:value-type="float">
            <text:p>31.648.662 </text:p>
          </table:table-cell>
          <table:table-cell table:style-name="ce17" office:value-type="float" office:value="1926214660" calcext:value-type="float">
            <text:p>1.926.214.660 </text:p>
          </table:table-cell>
          <table:table-cell table:style-name="ce17" office:value-type="float" office:value="1138302296" calcext:value-type="float">
            <text:p>1.138.302.296 </text:p>
          </table:table-cell>
          <table:table-cell table:style-name="ce17" office:value-type="float" office:value="134301443" calcext:value-type="float">
            <text:p>134.301.443 </text:p>
          </table:table-cell>
          <table:table-cell table:style-name="ce17" office:value-type="float" office:value="12518659533" calcext:value-type="float">
            <text:p>12.518.659.533 </text:p>
          </table:table-cell>
          <table:table-cell table:style-name="ce17" office:value-type="float" office:value="55634507" calcext:value-type="float">
            <text:p>55.634.507 </text:p>
          </table:table-cell>
          <table:table-cell table:style-name="ce27" office:value-type="float" office:value="30020643906" calcext:value-type="float">
            <text:p>30.020.643.906 </text:p>
          </table:table-cell>
          <table:table-cell table:style-name="ce19"/>
          <table:table-cell table:style-name="ce30" table:number-columns-repeated="994"/>
        </table:table-row>
        <table:table-row table:style-name="ro9">
          <table:table-cell table:style-name="ce11" office:value-type="string" calcext:value-type="string">
            <text:p><text:s text:c="3"/>PRÓPRIA</text:p>
          </table:table-cell>
          <table:table-cell table:style-name="ce18" office:value-type="float" office:value="45231269" calcext:value-type="float">
            <text:p>45.231.269 </text:p>
          </table:table-cell>
          <table:table-cell table:style-name="ce18" office:value-type="float" office:value="111893150" calcext:value-type="float">
            <text:p>111.893.150 </text:p>
          </table:table-cell>
          <table:table-cell table:style-name="ce18" office:value-type="float" office:value="196913478" calcext:value-type="float">
            <text:p>196.913.478 </text:p>
          </table:table-cell>
          <table:table-cell table:style-name="ce18" office:value-type="float" office:value="32701306" calcext:value-type="float">
            <text:p>32.701.306 </text:p>
          </table:table-cell>
          <table:table-cell table:style-name="ce18" office:value-type="float" office:value="642770126" calcext:value-type="float">
            <text:p>642.770.126 </text:p>
          </table:table-cell>
          <table:table-cell table:style-name="ce18" office:value-type="float" office:value="456391645" calcext:value-type="float">
            <text:p>456.391.645 </text:p>
          </table:table-cell>
          <table:table-cell table:style-name="ce18" office:value-type="float" office:value="1352143141" calcext:value-type="float">
            <text:p>1.352.143.141 </text:p>
          </table:table-cell>
          <table:table-cell table:style-name="ce18" office:value-type="float" office:value="392899105" calcext:value-type="float">
            <text:p>392.899.105 </text:p>
          </table:table-cell>
          <table:table-cell table:style-name="ce18" office:value-type="float" office:value="367132091" calcext:value-type="float">
            <text:p>367.132.091 </text:p>
          </table:table-cell>
          <table:table-cell table:style-name="ce18" office:value-type="float" office:value="161846724" calcext:value-type="float">
            <text:p>161.846.724 </text:p>
          </table:table-cell>
          <table:table-cell table:style-name="ce18" office:value-type="float" office:value="1823258071" calcext:value-type="float">
            <text:p>1.823.258.071 </text:p>
          </table:table-cell>
          <table:table-cell table:style-name="ce18" office:value-type="float" office:value="205274458" calcext:value-type="float">
            <text:p>205.274.458 </text:p>
          </table:table-cell>
          <table:table-cell table:style-name="ce18" office:value-type="float" office:value="229456017" calcext:value-type="float">
            <text:p>229.456.017 </text:p>
          </table:table-cell>
          <table:table-cell table:style-name="ce18" office:value-type="float" office:value="288532388" calcext:value-type="float">
            <text:p>288.532.388 </text:p>
          </table:table-cell>
          <table:table-cell table:style-name="ce18" office:value-type="float" office:value="179335988" calcext:value-type="float">
            <text:p>179.335.988 </text:p>
          </table:table-cell>
          <table:table-cell table:style-name="ce18" office:value-type="float" office:value="495374957" calcext:value-type="float">
            <text:p>495.374.957 </text:p>
          </table:table-cell>
          <table:table-cell table:style-name="ce18" office:value-type="float" office:value="110474667" calcext:value-type="float">
            <text:p>110.474.667 </text:p>
          </table:table-cell>
          <table:table-cell table:style-name="ce18" office:value-type="float" office:value="1381492232" calcext:value-type="float">
            <text:p>1.381.492.232 </text:p>
          </table:table-cell>
          <table:table-cell table:style-name="ce18" office:value-type="float" office:value="3283944649" calcext:value-type="float">
            <text:p>3.283.944.649 </text:p>
          </table:table-cell>
          <table:table-cell table:style-name="ce18" office:value-type="float" office:value="161541171" calcext:value-type="float">
            <text:p>161.541.171 </text:p>
          </table:table-cell>
          <table:table-cell table:style-name="ce18" office:value-type="float" office:value="82215866" calcext:value-type="float">
            <text:p>82.215.866 </text:p>
          </table:table-cell>
          <table:table-cell table:style-name="ce18" office:value-type="float" office:value="28842265" calcext:value-type="float">
            <text:p>28.842.265 </text:p>
          </table:table-cell>
          <table:table-cell table:style-name="ce18" office:value-type="float" office:value="1614568611" calcext:value-type="float">
            <text:p>1.614.568.611 </text:p>
          </table:table-cell>
          <table:table-cell table:style-name="ce18" office:value-type="float" office:value="938247147" calcext:value-type="float">
            <text:p>938.247.147 </text:p>
          </table:table-cell>
          <table:table-cell table:style-name="ce18" office:value-type="float" office:value="118416031" calcext:value-type="float">
            <text:p>118.416.031 </text:p>
          </table:table-cell>
          <table:table-cell table:style-name="ce18" office:value-type="float" office:value="10151997825" calcext:value-type="float">
            <text:p>10.151.997.825 </text:p>
          </table:table-cell>
          <table:table-cell table:style-name="ce18" office:value-type="float" office:value="48744445" calcext:value-type="float">
            <text:p>48.744.445 </text:p>
          </table:table-cell>
          <table:table-cell table:style-name="ce28" office:value-type="float" office:value="24901638824" calcext:value-type="float">
            <text:p>24.901.638.824 </text:p>
          </table:table-cell>
          <table:table-cell table:style-name="ce19"/>
          <table:table-cell table:style-name="ce30" table:number-columns-repeated="994"/>
        </table:table-row>
        <table:table-row table:style-name="ro9">
          <table:table-cell table:style-name="ce11" office:value-type="string" calcext:value-type="string">
            <text:p><text:s text:c="3"/>DEMAIS </text:p>
          </table:table-cell>
          <table:table-cell table:style-name="ce18" office:value-type="float" office:value="4882514" calcext:value-type="float">
            <text:p>4.882.514 </text:p>
          </table:table-cell>
          <table:table-cell table:style-name="ce18" office:value-type="float" office:value="14053479" calcext:value-type="float">
            <text:p>14.053.479 </text:p>
          </table:table-cell>
          <table:table-cell table:style-name="ce18" office:value-type="float" office:value="39254616" calcext:value-type="float">
            <text:p>39.254.616 </text:p>
          </table:table-cell>
          <table:table-cell table:style-name="ce18" office:value-type="float" office:value="3664812" calcext:value-type="float">
            <text:p>3.664.812 </text:p>
          </table:table-cell>
          <table:table-cell table:style-name="ce18" office:value-type="float" office:value="110336932" calcext:value-type="float">
            <text:p>110.336.932 </text:p>
          </table:table-cell>
          <table:table-cell table:style-name="ce18" office:value-type="float" office:value="99403069" calcext:value-type="float">
            <text:p>99.403.069 </text:p>
          </table:table-cell>
          <table:table-cell table:style-name="ce18" office:value-type="float" office:value="208905530" calcext:value-type="float">
            <text:p>208.905.530 </text:p>
          </table:table-cell>
          <table:table-cell table:style-name="ce18" office:value-type="float" office:value="64888287" calcext:value-type="float">
            <text:p>64.888.287 </text:p>
          </table:table-cell>
          <table:table-cell table:style-name="ce18" office:value-type="float" office:value="58713148" calcext:value-type="float">
            <text:p>58.713.148 </text:p>
          </table:table-cell>
          <table:table-cell table:style-name="ce18" office:value-type="float" office:value="23021964" calcext:value-type="float">
            <text:p>23.021.964 </text:p>
          </table:table-cell>
          <table:table-cell table:style-name="ce18" office:value-type="float" office:value="344915520" calcext:value-type="float">
            <text:p>344.915.520 </text:p>
          </table:table-cell>
          <table:table-cell table:style-name="ce18" office:value-type="float" office:value="31220280" calcext:value-type="float">
            <text:p>31.220.280 </text:p>
          </table:table-cell>
          <table:table-cell table:style-name="ce18" office:value-type="float" office:value="42902158" calcext:value-type="float">
            <text:p>42.902.158 </text:p>
          </table:table-cell>
          <table:table-cell table:style-name="ce18" office:value-type="float" office:value="45976446" calcext:value-type="float">
            <text:p>45.976.446 </text:p>
          </table:table-cell>
          <table:table-cell table:style-name="ce18" office:value-type="float" office:value="21918118" calcext:value-type="float">
            <text:p>21.918.118 </text:p>
          </table:table-cell>
          <table:table-cell table:style-name="ce18" office:value-type="float" office:value="102557686" calcext:value-type="float">
            <text:p>102.557.686 </text:p>
          </table:table-cell>
          <table:table-cell table:style-name="ce18" office:value-type="float" office:value="11480968" calcext:value-type="float">
            <text:p>11.480.968 </text:p>
          </table:table-cell>
          <table:table-cell table:style-name="ce18" office:value-type="float" office:value="281198067" calcext:value-type="float">
            <text:p>281.198.067 </text:p>
          </table:table-cell>
          <table:table-cell table:style-name="ce18" office:value-type="float" office:value="667298494" calcext:value-type="float">
            <text:p>667.298.494 </text:p>
          </table:table-cell>
          <table:table-cell table:style-name="ce18" office:value-type="float" office:value="25074059" calcext:value-type="float">
            <text:p>25.074.059 </text:p>
          </table:table-cell>
          <table:table-cell table:style-name="ce18" office:value-type="float" office:value="13394159" calcext:value-type="float">
            <text:p>13.394.159 </text:p>
          </table:table-cell>
          <table:table-cell table:style-name="ce18" office:value-type="float" office:value="2806396" calcext:value-type="float">
            <text:p>2.806.396 </text:p>
          </table:table-cell>
          <table:table-cell table:style-name="ce18" office:value-type="float" office:value="311646049" calcext:value-type="float">
            <text:p>311.646.049 </text:p>
          </table:table-cell>
          <table:table-cell table:style-name="ce18" office:value-type="float" office:value="200055149" calcext:value-type="float">
            <text:p>200.055.149 </text:p>
          </table:table-cell>
          <table:table-cell table:style-name="ce18" office:value-type="float" office:value="15885412" calcext:value-type="float">
            <text:p>15.885.412 </text:p>
          </table:table-cell>
          <table:table-cell table:style-name="ce18" office:value-type="float" office:value="2366661708" calcext:value-type="float">
            <text:p>2.366.661.708 </text:p>
          </table:table-cell>
          <table:table-cell table:style-name="ce18" office:value-type="float" office:value="6890062" calcext:value-type="float">
            <text:p>6.890.062 </text:p>
          </table:table-cell>
          <table:table-cell table:style-name="ce28" office:value-type="float" office:value="5119005082" calcext:value-type="float">
            <text:p>5.119.005.082 </text:p>
          </table:table-cell>
          <table:table-cell table:number-columns-repeated="995"/>
        </table:table-row>
        <table:table-row table:style-name="ro10">
          <table:table-cell table:style-name="ce9" office:value-type="string" calcext:value-type="string">
            <text:p>ADMINISTRADAS PELA RFB [C]=[A]+[B]</text:p>
          </table:table-cell>
          <table:table-cell table:style-name="ce16" office:value-type="float" office:value="99322828" calcext:value-type="float">
            <text:p>99.322.828 </text:p>
          </table:table-cell>
          <table:table-cell table:style-name="ce16" office:value-type="float" office:value="300575259" calcext:value-type="float">
            <text:p>300.575.259 </text:p>
          </table:table-cell>
          <table:table-cell table:style-name="ce16" office:value-type="float" office:value="1156168349" calcext:value-type="float">
            <text:p>1.156.168.349 </text:p>
          </table:table-cell>
          <table:table-cell table:style-name="ce16" office:value-type="float" office:value="83431699" calcext:value-type="float">
            <text:p>83.431.699 </text:p>
          </table:table-cell>
          <table:table-cell table:style-name="ce16" office:value-type="float" office:value="2186100497" calcext:value-type="float">
            <text:p>2.186.100.497 </text:p>
          </table:table-cell>
          <table:table-cell table:style-name="ce16" office:value-type="float" office:value="1633040469" calcext:value-type="float">
            <text:p>1.633.040.469 </text:p>
          </table:table-cell>
          <table:table-cell table:style-name="ce16" office:value-type="float" office:value="10019930501" calcext:value-type="float">
            <text:p>10.019.930.501 </text:p>
          </table:table-cell>
          <table:table-cell table:style-name="ce16" office:value-type="float" office:value="1926639390" calcext:value-type="float">
            <text:p>1.926.639.390 </text:p>
          </table:table-cell>
          <table:table-cell table:style-name="ce16" office:value-type="float" office:value="1339171097" calcext:value-type="float">
            <text:p>1.339.171.097 </text:p>
          </table:table-cell>
          <table:table-cell table:style-name="ce16" office:value-type="float" office:value="660602579" calcext:value-type="float">
            <text:p>660.602.579 </text:p>
          </table:table-cell>
          <table:table-cell table:style-name="ce16" office:value-type="float" office:value="8122160908" calcext:value-type="float">
            <text:p>8.122.160.908 </text:p>
          </table:table-cell>
          <table:table-cell table:style-name="ce16" office:value-type="float" office:value="685145992" calcext:value-type="float">
            <text:p>685.145.992 </text:p>
          </table:table-cell>
          <table:table-cell table:style-name="ce16" office:value-type="float" office:value="758691743" calcext:value-type="float">
            <text:p>758.691.743 </text:p>
          </table:table-cell>
          <table:table-cell table:style-name="ce16" office:value-type="float" office:value="821696453" calcext:value-type="float">
            <text:p>821.696.453 </text:p>
          </table:table-cell>
          <table:table-cell table:style-name="ce16" office:value-type="float" office:value="518757820" calcext:value-type="float">
            <text:p>518.757.820 </text:p>
          </table:table-cell>
          <table:table-cell table:style-name="ce16" office:value-type="float" office:value="2171800365" calcext:value-type="float">
            <text:p>2.171.800.365 </text:p>
          </table:table-cell>
          <table:table-cell table:style-name="ce16" office:value-type="float" office:value="304937937" calcext:value-type="float">
            <text:p>304.937.937 </text:p>
          </table:table-cell>
          <table:table-cell table:style-name="ce16" office:value-type="float" office:value="5985384311" calcext:value-type="float">
            <text:p>5.985.384.311 </text:p>
          </table:table-cell>
          <table:table-cell table:style-name="ce16" office:value-type="float" office:value="17679993696" calcext:value-type="float">
            <text:p>17.679.993.696 </text:p>
          </table:table-cell>
          <table:table-cell table:style-name="ce16" office:value-type="float" office:value="504528561" calcext:value-type="float">
            <text:p>504.528.561 </text:p>
          </table:table-cell>
          <table:table-cell table:style-name="ce16" office:value-type="float" office:value="242245092" calcext:value-type="float">
            <text:p>242.245.092 </text:p>
          </table:table-cell>
          <table:table-cell table:style-name="ce16" office:value-type="float" office:value="81596179" calcext:value-type="float">
            <text:p>81.596.179 </text:p>
          </table:table-cell>
          <table:table-cell table:style-name="ce16" office:value-type="float" office:value="6413310950" calcext:value-type="float">
            <text:p>6.413.310.950 </text:p>
          </table:table-cell>
          <table:table-cell table:style-name="ce16" office:value-type="float" office:value="4628555146" calcext:value-type="float">
            <text:p>4.628.555.146 </text:p>
          </table:table-cell>
          <table:table-cell table:style-name="ce16" office:value-type="float" office:value="333876372" calcext:value-type="float">
            <text:p>333.876.372 </text:p>
          </table:table-cell>
          <table:table-cell table:style-name="ce16" office:value-type="float" office:value="51603769324" calcext:value-type="float">
            <text:p>51.603.769.324 </text:p>
          </table:table-cell>
          <table:table-cell table:style-name="ce16" office:value-type="float" office:value="160784269" calcext:value-type="float">
            <text:p>160.784.269 </text:p>
          </table:table-cell>
          <table:table-cell table:style-name="ce26" office:value-type="float" office:value="120422217785" calcext:value-type="float">
            <text:p>120.422.217.785 </text:p>
          </table:table-cell>
          <table:table-cell table:number-columns-repeated="995"/>
        </table:table-row>
        <table:table-row table:style-name="ro9">
          <table:table-cell table:style-name="ce11" office:value-type="string" calcext:value-type="string">
            <text:p>ADMINISTRADAS POR OUTROS ÓRGÃOS [D]</text:p>
          </table:table-cell>
          <table:table-cell table:style-name="ce15" office:value-type="float" office:value="419062" calcext:value-type="float">
            <text:p>419.062 </text:p>
          </table:table-cell>
          <table:table-cell table:style-name="ce15" office:value-type="float" office:value="4465730" calcext:value-type="float">
            <text:p>4.465.730 </text:p>
          </table:table-cell>
          <table:table-cell table:style-name="ce15" office:value-type="float" office:value="5813864" calcext:value-type="float">
            <text:p>5.813.864 </text:p>
          </table:table-cell>
          <table:table-cell table:style-name="ce15" office:value-type="float" office:value="374138" calcext:value-type="float">
            <text:p>374.138 </text:p>
          </table:table-cell>
          <table:table-cell table:style-name="ce15" office:value-type="float" office:value="16274168" calcext:value-type="float">
            <text:p>16.274.168 </text:p>
          </table:table-cell>
          <table:table-cell table:style-name="ce15" office:value-type="float" office:value="10809709" calcext:value-type="float">
            <text:p>10.809.709 </text:p>
          </table:table-cell>
          <table:table-cell table:style-name="ce15" office:value-type="float" office:value="8945404" calcext:value-type="float">
            <text:p>8.945.404 </text:p>
          </table:table-cell>
          <table:table-cell table:style-name="ce15" office:value-type="float" office:value="4218852" calcext:value-type="float">
            <text:p>4.218.852 </text:p>
          </table:table-cell>
          <table:table-cell table:style-name="ce15" office:value-type="float" office:value="13748585" calcext:value-type="float">
            <text:p>13.748.585 </text:p>
          </table:table-cell>
          <table:table-cell table:style-name="ce15" office:value-type="float" office:value="5972112" calcext:value-type="float">
            <text:p>5.972.112 </text:p>
          </table:table-cell>
          <table:table-cell table:style-name="ce15" office:value-type="float" office:value="33048739" calcext:value-type="float">
            <text:p>33.048.739 </text:p>
          </table:table-cell>
          <table:table-cell table:style-name="ce15" office:value-type="float" office:value="3110836" calcext:value-type="float">
            <text:p>3.110.836 </text:p>
          </table:table-cell>
          <table:table-cell table:style-name="ce15" office:value-type="float" office:value="9302330" calcext:value-type="float">
            <text:p>9.302.330 </text:p>
          </table:table-cell>
          <table:table-cell table:style-name="ce15" office:value-type="float" office:value="7008020" calcext:value-type="float">
            <text:p>7.008.020 </text:p>
          </table:table-cell>
          <table:table-cell table:style-name="ce15" office:value-type="float" office:value="3723690" calcext:value-type="float">
            <text:p>3.723.690 </text:p>
          </table:table-cell>
          <table:table-cell table:style-name="ce15" office:value-type="float" office:value="88695259" calcext:value-type="float">
            <text:p>88.695.259 </text:p>
          </table:table-cell>
          <table:table-cell table:style-name="ce15" office:value-type="float" office:value="2172077" calcext:value-type="float">
            <text:p>2.172.077 </text:p>
          </table:table-cell>
          <table:table-cell table:style-name="ce15" office:value-type="float" office:value="16309610" calcext:value-type="float">
            <text:p>16.309.610 </text:p>
          </table:table-cell>
          <table:table-cell table:style-name="ce15" office:value-type="float" office:value="4471024716" calcext:value-type="float">
            <text:p>4.471.024.716 </text:p>
          </table:table-cell>
          <table:table-cell table:style-name="ce15" office:value-type="float" office:value="2257641" calcext:value-type="float">
            <text:p>2.257.641 </text:p>
          </table:table-cell>
          <table:table-cell table:style-name="ce15" office:value-type="float" office:value="2245763" calcext:value-type="float">
            <text:p>2.245.763 </text:p>
          </table:table-cell>
          <table:table-cell table:style-name="ce15" office:value-type="float" office:value="532699" calcext:value-type="float">
            <text:p>532.699 </text:p>
          </table:table-cell>
          <table:table-cell table:style-name="ce15" office:value-type="float" office:value="26215703" calcext:value-type="float">
            <text:p>26.215.703 </text:p>
          </table:table-cell>
          <table:table-cell table:style-name="ce15" office:value-type="float" office:value="11891524" calcext:value-type="float">
            <text:p>11.891.524 </text:p>
          </table:table-cell>
          <table:table-cell table:style-name="ce15" office:value-type="float" office:value="5817917" calcext:value-type="float">
            <text:p>5.817.917 </text:p>
          </table:table-cell>
          <table:table-cell table:style-name="ce15" office:value-type="float" office:value="104607176" calcext:value-type="float">
            <text:p>104.607.176 </text:p>
          </table:table-cell>
          <table:table-cell table:style-name="ce15" office:value-type="float" office:value="643817" calcext:value-type="float">
            <text:p>643.817 </text:p>
          </table:table-cell>
          <table:table-cell table:style-name="ce25" office:value-type="float" office:value="4859649142" calcext:value-type="float">
            <text:p>4.859.649.142 </text:p>
          </table:table-cell>
          <table:table-cell table:number-columns-repeated="995"/>
        </table:table-row>
        <table:table-row table:style-name="ro10">
          <table:table-cell table:style-name="ce9" office:value-type="string" calcext:value-type="string">
            <text:p>TOTAL GERAL <text:s text:c="2"/>[E]=[C]+[D]</text:p>
          </table:table-cell>
          <table:table-cell table:style-name="ce16" office:value-type="float" office:value="99741890" calcext:value-type="float">
            <text:p>99.741.890 </text:p>
          </table:table-cell>
          <table:table-cell table:style-name="ce16" office:value-type="float" office:value="305040988" calcext:value-type="float">
            <text:p>305.040.988 </text:p>
          </table:table-cell>
          <table:table-cell table:style-name="ce16" office:value-type="float" office:value="1161982213" calcext:value-type="float">
            <text:p>1.161.982.213 </text:p>
          </table:table-cell>
          <table:table-cell table:style-name="ce16" office:value-type="float" office:value="83805838" calcext:value-type="float">
            <text:p>83.805.838 </text:p>
          </table:table-cell>
          <table:table-cell table:style-name="ce16" office:value-type="float" office:value="2202374665" calcext:value-type="float">
            <text:p>2.202.374.665 </text:p>
          </table:table-cell>
          <table:table-cell table:style-name="ce16" office:value-type="float" office:value="1643850177" calcext:value-type="float">
            <text:p>1.643.850.177 </text:p>
          </table:table-cell>
          <table:table-cell table:style-name="ce16" office:value-type="float" office:value="10028875905" calcext:value-type="float">
            <text:p>10.028.875.905 </text:p>
          </table:table-cell>
          <table:table-cell table:style-name="ce16" office:value-type="float" office:value="1930858242" calcext:value-type="float">
            <text:p>1.930.858.242 </text:p>
          </table:table-cell>
          <table:table-cell table:style-name="ce16" office:value-type="float" office:value="1352919682" calcext:value-type="float">
            <text:p>1.352.919.682 </text:p>
          </table:table-cell>
          <table:table-cell table:style-name="ce16" office:value-type="float" office:value="666574691" calcext:value-type="float">
            <text:p>666.574.691 </text:p>
          </table:table-cell>
          <table:table-cell table:style-name="ce16" office:value-type="float" office:value="8155209648" calcext:value-type="float">
            <text:p>8.155.209.648 </text:p>
          </table:table-cell>
          <table:table-cell table:style-name="ce16" office:value-type="float" office:value="688256829" calcext:value-type="float">
            <text:p>688.256.829 </text:p>
          </table:table-cell>
          <table:table-cell table:style-name="ce16" office:value-type="float" office:value="767994073" calcext:value-type="float">
            <text:p>767.994.073 </text:p>
          </table:table-cell>
          <table:table-cell table:style-name="ce16" office:value-type="float" office:value="828704473" calcext:value-type="float">
            <text:p>828.704.473 </text:p>
          </table:table-cell>
          <table:table-cell table:style-name="ce16" office:value-type="float" office:value="522481510" calcext:value-type="float">
            <text:p>522.481.510 </text:p>
          </table:table-cell>
          <table:table-cell table:style-name="ce16" office:value-type="float" office:value="2260495624" calcext:value-type="float">
            <text:p>2.260.495.624 </text:p>
          </table:table-cell>
          <table:table-cell table:style-name="ce16" office:value-type="float" office:value="307110014" calcext:value-type="float">
            <text:p>307.110.014 </text:p>
          </table:table-cell>
          <table:table-cell table:style-name="ce16" office:value-type="float" office:value="6001693921" calcext:value-type="float">
            <text:p>6.001.693.921 </text:p>
          </table:table-cell>
          <table:table-cell table:style-name="ce16" office:value-type="float" office:value="22151018412" calcext:value-type="float">
            <text:p>22.151.018.412 </text:p>
          </table:table-cell>
          <table:table-cell table:style-name="ce16" office:value-type="float" office:value="506786202" calcext:value-type="float">
            <text:p>506.786.202 </text:p>
          </table:table-cell>
          <table:table-cell table:style-name="ce16" office:value-type="float" office:value="244490856" calcext:value-type="float">
            <text:p>244.490.856 </text:p>
          </table:table-cell>
          <table:table-cell table:style-name="ce16" office:value-type="float" office:value="82128879" calcext:value-type="float">
            <text:p>82.128.879 </text:p>
          </table:table-cell>
          <table:table-cell table:style-name="ce16" office:value-type="float" office:value="6439526653" calcext:value-type="float">
            <text:p>6.439.526.653 </text:p>
          </table:table-cell>
          <table:table-cell table:style-name="ce16" office:value-type="float" office:value="4640446671" calcext:value-type="float">
            <text:p>4.640.446.671 </text:p>
          </table:table-cell>
          <table:table-cell table:style-name="ce16" office:value-type="float" office:value="339694290" calcext:value-type="float">
            <text:p>339.694.290 </text:p>
          </table:table-cell>
          <table:table-cell table:style-name="ce16" office:value-type="float" office:value="51708376499" calcext:value-type="float">
            <text:p>51.708.376.499 </text:p>
          </table:table-cell>
          <table:table-cell table:style-name="ce16" office:value-type="float" office:value="161428085" calcext:value-type="float">
            <text:p>161.428.085 </text:p>
          </table:table-cell>
          <table:table-cell table:style-name="ce26" office:value-type="float" office:value="125281866927" calcext:value-type="float">
            <text:p>125.281.866.927 </text:p>
          </table:table-cell>
          <table:table-cell table:number-columns-repeated="995"/>
        </table:table-row>
        <table:table-row table:style-name="ro9">
          <table:table-cell table:number-columns-repeated="1024"/>
        </table:table-row>
        <table:table-row table:style-name="ro1">
          <table:table-cell/>
          <table:table-cell table:style-name="ce19" table:number-columns-repeated="28"/>
          <table:table-cell table:number-columns-repeated="995"/>
        </table:table-row>
        <table:table-row table:style-name="ro1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11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1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1" table:number-rows-repeated="98303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9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loext:fill-character> </loext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loext:fill-character> </loext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9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loext:fill-character> </loext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07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loext:fill-character> </loext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1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21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223P1" style:volatile="true"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loext:fill-character> </loext:fill-character>
      <number:number number:decimal-places="5" number:min-integer-digits="1" number:grouping="true"/>
      <number:text> </number:text>
    </number:number-style>
    <number:number-style style:name="N226P1" style:volatile="true">
      <loext:fill-character> </loext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loext:fill-character> </loext:fill-character>
      <number:number number:decimal-places="6" number:min-integer-digits="1" number:grouping="true"/>
      <number:text> </number:text>
    </number:number-style>
    <number:number-style style:name="N229P1" style:volatile="true">
      <loext:fill-character> </loext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loext:fill-character> </loext:fill-character>
      <number:number number:decimal-places="7" number:min-integer-digits="1" number:grouping="true"/>
      <number:text> </number:text>
    </number:number-style>
    <number:number-style style:name="N232P1" style:volatile="true">
      <loext:fill-character> </loext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loext:fill-character> </loext:fill-character>
      <number:number number:decimal-places="8" number:min-integer-digits="1" number:grouping="true"/>
      <number:text> </number:text>
    </number:number-style>
    <number:number-style style:name="N235P1" style:volatile="true">
      <loext:fill-character> </loext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loext:fill-character> </loext:fill-character>
      <number:number number:decimal-places="9" number:min-integer-digits="1" number:grouping="true"/>
      <number:text> </number:text>
    </number:number-style>
    <number:number-style style:name="N238P1" style:volatile="true">
      <loext:fill-character> </loext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loext:fill-character> </loext:fill-character>
      <number:number number:decimal-places="10" number:min-integer-digits="1" number:grouping="true"/>
      <number:text> </number:text>
    </number:number-style>
    <number:number-style style:name="N241P1" style:volatile="true">
      <loext:fill-character> </loext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loext:fill-character> </loext:fill-character>
      <number:number number:decimal-places="11" number:min-integer-digits="1" number:grouping="true"/>
      <number:text> </number:text>
    </number:number-style>
    <number:number-style style:name="N244P1" style:volatile="true">
      <loext:fill-character> </loext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loext:fill-character> </loext:fill-character>
      <number:number number:decimal-places="12" number:min-integer-digits="1" number:grouping="true"/>
      <number:text> </number:text>
    </number:number-style>
    <number:number-style style:name="N247P1" style:volatile="true">
      <loext:fill-character> </loext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3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10:15:58.95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5-02-25T10:18:25.098000000</dc:date>
    <meta:print-date>2011-05-12T16:46:54</meta:print-date>
    <meta:generator>LibreOffice/4.2.5.2$Windows_x86 LibreOffice_project/61cb170a04bb1f12e77c884eab9192be736ec5f5</meta:generator>
    <meta:editing-duration>PT1H3M42S</meta:editing-duration>
    <meta:editing-cycles>33</meta:editing-cycles>
    <meta:document-statistic meta:table-count="1" meta:cell-count="1163" meta:object-count="2"/>
  </office:meta>
</office:document-meta>
</file>